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" style:family="paragraph" style:parent-style-name="Footer">
      <style:text-properties officeooo:paragraph-rsid="030c4d7d"/>
    </style:style>
    <style:style style:name="P3" style:family="paragraph" style:parent-style-name="Footer">
      <style:text-properties officeooo:rsid="00178920" officeooo:paragraph-rsid="00178920"/>
    </style:style>
    <style:style style:name="P4" style:family="paragraph" style:parent-style-name="Footer">
      <style:text-properties officeooo:paragraph-rsid="00c384cf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8" style:family="paragraph" style:parent-style-name="Footer">
      <style:text-properties officeooo:paragraph-rsid="002aa84d"/>
    </style:style>
    <style:style style:name="P39" style:family="paragraph" style:parent-style-name="Footer">
      <style:paragraph-properties fo:text-align="start" style:justify-single-word="false"/>
      <style:text-properties officeooo:paragraph-rsid="0211dd7e"/>
    </style:style>
    <style:style style:name="P40" style:family="paragraph" style:parent-style-name="Footer">
      <style:paragraph-properties fo:text-align="start" style:justify-single-word="false"/>
      <style:text-properties officeooo:paragraph-rsid="00d4df5c"/>
    </style:style>
    <style:style style:name="P41" style:family="paragraph" style:parent-style-name="Footer">
      <style:text-properties officeooo:rsid="0242edd8" officeooo:paragraph-rsid="0242edd8"/>
    </style:style>
    <style:style style:name="P42" style:family="paragraph" style:parent-style-name="Footer">
      <style:text-properties officeooo:paragraph-rsid="008d016c"/>
    </style:style>
    <style:style style:name="P43" style:family="paragraph" style:parent-style-name="Footer">
      <style:text-properties officeooo:paragraph-rsid="010f7046"/>
    </style:style>
    <style:style style:name="P44" style:family="paragraph" style:parent-style-name="Footer">
      <style:text-properties officeooo:paragraph-rsid="01120261"/>
    </style:style>
    <style:style style:name="P45" style:family="paragraph" style:parent-style-name="Footer">
      <style:paragraph-properties fo:text-align="end" style:justify-single-word="false"/>
      <style:text-properties officeooo:paragraph-rsid="00d4df5c"/>
    </style:style>
    <style:style style:name="P46" style:family="paragraph" style:parent-style-name="Footer">
      <style:text-properties officeooo:paragraph-rsid="00d4df5c"/>
    </style:style>
    <style:style style:name="P47" style:family="paragraph" style:parent-style-name="Footer">
      <style:text-properties officeooo:paragraph-rsid="00863005"/>
    </style:style>
    <style:style style:name="P48" style:family="paragraph" style:parent-style-name="Footer">
      <style:text-properties officeooo:paragraph-rsid="00a59a60"/>
    </style:style>
    <style:style style:name="P49" style:family="paragraph" style:parent-style-name="Footer">
      <style:text-properties officeooo:paragraph-rsid="004274bc"/>
    </style:style>
    <style:style style:name="P50" style:family="paragraph" style:parent-style-name="Footer">
      <style:text-properties officeooo:paragraph-rsid="00d8520c"/>
    </style:style>
    <style:style style:name="P51" style:family="paragraph" style:parent-style-name="Footer">
      <style:text-properties officeooo:rsid="001f8a2d" officeooo:paragraph-rsid="00bd36bc"/>
    </style:style>
    <style:style style:name="P52" style:family="paragraph" style:parent-style-name="Footer">
      <style:text-properties officeooo:rsid="001f8a2d" officeooo:paragraph-rsid="002b33ed"/>
    </style:style>
    <style:style style:name="P53" style:family="paragraph" style:parent-style-name="Footer">
      <style:text-properties officeooo:rsid="011350d1" officeooo:paragraph-rsid="011350d1"/>
    </style:style>
    <style:style style:name="P54" style:family="paragraph" style:parent-style-name="Footer">
      <style:text-properties officeooo:rsid="0096b4e2" officeooo:paragraph-rsid="0096b4e2"/>
    </style:style>
    <style:style style:name="P55" style:family="paragraph" style:parent-style-name="Footer">
      <style:text-properties officeooo:paragraph-rsid="0096b4e2"/>
    </style:style>
    <style:style style:name="P56" style:family="paragraph" style:parent-style-name="Footer">
      <style:text-properties officeooo:paragraph-rsid="02a682f9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6" style:family="paragraph" style:parent-style-name="_5f_Header_20_G_20_page_20_paire_20__28_G_29_">
      <style:paragraph-properties fo:text-align="start" style:justify-single-word="false"/>
    </style:style>
    <style:style style:name="P67" style:family="paragraph" style:parent-style-name="_5f_Header_20_G_20_page_20_paire_20__28_G_29_">
      <style:text-properties officeooo:paragraph-rsid="0334a5b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start" style:justify-single-word="false"/>
      <style:text-properties officeooo:paragraph-rsid="0211dd7e"/>
    </style:style>
    <style:style style:name="P76" style:family="paragraph" style:parent-style-name="Header">
      <style:paragraph-properties fo:text-align="start" style:justify-single-word="false"/>
      <style:text-properties officeooo:paragraph-rsid="0289fb01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1" style:family="paragraph" style:parent-style-name="Header">
      <style:paragraph-properties fo:text-align="center" style:justify-single-word="false"/>
      <style:text-properties officeooo:paragraph-rsid="00ab054e"/>
    </style:style>
    <style:style style:name="P82" style:family="paragraph" style:parent-style-name="Header">
      <style:paragraph-properties fo:text-align="center" style:justify-single-word="false"/>
      <style:text-properties officeooo:paragraph-rsid="00c10aa6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Frame_20_contents">
      <style:text-properties officeooo:paragraph-rsid="0261fe0c"/>
    </style:style>
    <style:style style:name="P102" style:family="paragraph" style:parent-style-name="Frame_20_contents">
      <style:text-properties fo:font-size="9pt" officeooo:rsid="0263cbbb" officeooo:paragraph-rsid="0263cbbb" style:font-size-asian="10.5pt"/>
    </style:style>
    <style:style style:name="P103" style:family="paragraph" style:parent-style-name="Frame_20_contents">
      <style:paragraph-properties fo:text-align="center" style:justify-single-word="false"/>
      <style:text-properties officeooo:rsid="0261fe0c" officeooo:paragraph-rsid="0261fe0c"/>
    </style:style>
    <style:style style:name="P104" style:family="paragraph" style:parent-style-name="Frame_20_contents">
      <style:paragraph-properties fo:text-align="center" style:justify-single-word="false"/>
      <style:text-properties officeooo:paragraph-rsid="0261fe0c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" style:list-style-name="_5f_Numérotation_20_des_20_exercices"/>
    <style:style style:name="P110" style:family="paragraph" style:parent-style-name="_5f_Paragraphe_20_de_20_s_27_entraîner" style:list-style-name="_5f_Numérotation_20_des_20_exercices">
      <style:paragraph-properties fo:margin-top="0cm" fo:margin-bottom="0cm" style:contextual-spacing="false" style:line-height-at-least="0.6cm"/>
      <style:text-properties fo:color="#b3b3b3" loext:opacity="100%" style:font-name="Bitstream Vera Sans5" fo:font-size="10pt" fo:font-style="normal" officeooo:paragraph-rsid="03237034" style:font-size-asian="10pt" style:font-style-asian="normal" style:font-size-complex="10pt" style:font-style-complex="normal"/>
    </style:style>
    <style:style style:name="P111" style:family="paragraph" style:parent-style-name="_5f_Paragraphe_20_de_20_s_27_entraîner" style:list-style-name="_5f_Numérotation_20_des_20_exercices">
      <style:paragraph-properties fo:margin-top="0cm" fo:margin-bottom="0cm" style:contextual-spacing="false" style:line-height-at-least="0.6cm"/>
      <style:text-properties fo:color="#b3b3b3" loext:opacity="100%" style:font-name="Bitstream Vera Sans5" fo:font-size="10pt" fo:font-style="normal" officeooo:paragraph-rsid="0323870e" style:font-size-asian="10pt" style:font-style-asian="normal" style:font-size-complex="10pt" style:font-style-complex="normal"/>
    </style:style>
    <style:style style:name="P112" style:family="paragraph" style:parent-style-name="_5f_Paragraphe_20_de_20_s_27_entraîner" style:list-style-name="_5f_Numérotation_20_des_20_exercices">
      <style:paragraph-properties fo:margin-top="0cm" fo:margin-bottom="0cm" style:contextual-spacing="false" style:line-height-at-least="0.6cm"/>
      <style:text-properties fo:font-size="12pt" officeooo:paragraph-rsid="03237034" style:font-size-asian="12pt" style:font-size-complex="12pt"/>
    </style:style>
    <style:style style:name="P11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4" style:family="paragraph" style:parent-style-name="_5f_Paragraphe_5f_Réponse_5f_Elève" style:list-style-name="">
      <style:text-properties officeooo:paragraph-rsid="0321618f"/>
    </style:style>
    <style:style style:name="P115" style:family="paragraph" style:parent-style-name="_5f_Paragraphe_5f_avec_5f_Num_5f_Question" style:list-style-name="_5f_Numérotation_20_des_20_exercices"/>
    <style:style style:name="P116" style:family="paragraph" style:parent-style-name="_5f_Paragraphe_5f_avec_5f_Num_5f_Question" style:list-style-name=""/>
    <style:style style:name="P117" style:family="paragraph" style:parent-style-name="_5f_Premier_5f_Titre_5f_Exercices_5f_avec_5f_Num_5f_Exo_5f_sans_5f_Titre" style:list-style-name="_5f_Numérotation_20_des_20_exercices" style:master-page-name="_31__5f_2_5f_SERIE_5f_G_5f_GAUCHE_5f_ET_5f_DROITE_5f_2COL">
      <style:paragraph-properties style:page-number="233" fo:break-before="auto" fo:break-after="auto"/>
    </style:style>
    <style:style style:name="P11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indent="0cm" style:writing-mode="lr-tb"/>
    </style:style>
    <style:style style:name="P12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23ff2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7e12c"/>
    </style:style>
    <style:style style:name="P129" style:family="paragraph">
      <style:paragraph-properties fo:text-align="center"/>
    </style:style>
    <style:style style:name="P1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9" style:family="paragraph">
      <loext:graphic-properties draw:fill="solid" draw:fill-color="#7fb241"/>
    </style:style>
    <style:style style:name="P140" style:family="paragraph">
      <loext:graphic-properties draw:fill="solid" draw:fill-color="#1ca2b8"/>
    </style:style>
    <style:style style:name="P14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d62e4e"/>
    </style:style>
    <style:style style:name="P14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4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5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6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style:paragraph-properties fo:margin-left="0cm" fo:margin-right="0cm" fo:margin-top="0cm" fo:margin-bottom="0cm" fo:line-height="100%" fo:text-indent="0cm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italic" fo:text-shadow="none" style:text-underline-style="none" fo:font-weight="normal" style:letter-kerning="true" style:font-name-asian="AR PL KaitiM GB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6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57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5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59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2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" fo:font-size="16pt" fo:font-weight="bold" officeooo:rsid="01a13e78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1de01f"/>
    </style:style>
    <style:style style:name="T149" style:family="text">
      <style:text-properties officeooo:rsid="0334a5be"/>
    </style:style>
    <style:style style:name="T150" style:family="text">
      <style:text-properties officeooo:rsid="005a3fa8"/>
    </style:style>
    <style:style style:name="T151" style:family="text">
      <style:text-properties officeooo:rsid="00415f3a"/>
    </style:style>
    <style:style style:name="T152" style:family="text">
      <style:text-properties officeooo:rsid="00386ebd"/>
    </style:style>
    <style:style style:name="T153" style:family="text">
      <style:text-properties officeooo:rsid="008d016c"/>
    </style:style>
    <style:style style:name="T154" style:family="text">
      <style:text-properties officeooo:rsid="01fe03f2"/>
    </style:style>
    <style:style style:name="T155" style:family="text">
      <style:text-properties officeooo:rsid="010c4d3a"/>
    </style:style>
    <style:style style:name="T156" style:family="text">
      <style:text-properties officeooo:rsid="00b6801f"/>
    </style:style>
    <style:style style:name="T157" style:family="text">
      <style:text-properties fo:font-size="16pt" style:font-size-asian="16pt" style:font-size-complex="16pt"/>
    </style:style>
    <style:style style:name="T158" style:family="text">
      <style:text-properties officeooo:rsid="01f8729d"/>
    </style:style>
    <style:style style:name="T159" style:family="text">
      <style:text-properties officeooo:rsid="01b6dc57"/>
    </style:style>
    <style:style style:name="T160" style:family="text">
      <style:text-properties officeooo:rsid="00b5d2d1"/>
    </style:style>
    <style:style style:name="T161" style:family="text">
      <style:text-properties officeooo:rsid="015f088a"/>
    </style:style>
    <style:style style:name="T162" style:family="text">
      <style:text-properties officeooo:rsid="0160d7ef"/>
    </style:style>
    <style:style style:name="T163" style:family="text">
      <style:text-properties officeooo:rsid="02735980"/>
    </style:style>
    <style:style style:name="T164" style:family="text">
      <style:text-properties officeooo:rsid="02757f12"/>
    </style:style>
    <style:style style:name="T165" style:family="text">
      <style:text-properties officeooo:rsid="0272f9e5"/>
    </style:style>
    <style:style style:name="T166" style:family="text">
      <style:text-properties officeooo:rsid="026ec296"/>
    </style:style>
    <style:style style:name="T167" style:family="text">
      <style:text-properties officeooo:rsid="0268e0aa"/>
    </style:style>
    <style:style style:name="T168" style:family="text">
      <style:text-properties officeooo:rsid="0072f07f"/>
    </style:style>
    <style:style style:name="T169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170" style:family="text">
      <style:text-properties officeooo:rsid="014407b5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fo:font-size="9pt" officeooo:rsid="0261fe0c" style:font-size-asian="10.5pt"/>
    </style:style>
    <style:style style:name="T181" style:family="text">
      <style:text-properties fo:font-size="9pt" officeooo:rsid="0263cbbb" style:font-size-asian="10.5pt"/>
    </style:style>
    <style:style style:name="T182" style:family="text">
      <style:text-properties officeooo:rsid="0261fe0c"/>
    </style:style>
    <style:style style:name="T183" style:family="text">
      <style:text-properties fo:color="#c9211e" loext:opacity="100%" style:font-name="Bitstream Vera Sans" fo:font-size="10pt" fo:language="fr" fo:country="FR" fo:font-style="oblique" fo:font-weight="bold" officeooo:rsid="0321618f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4" style:family="text">
      <style:text-properties fo:color="#b3b3b3" loext:opacity="100%" style:font-name="Bitstream Vera Sans5" fo:font-size="10pt" fo:font-style="normal"/>
    </style:style>
    <style:style style:name="T185" style:family="text">
      <style:text-properties fo:color="#b3b3b3" loext:opacity="100%" style:font-name="Bitstream Vera Sans5" fo:font-size="10pt" fo:font-style="normal" style:font-size-asian="10pt" style:font-style-asian="normal" style:font-size-complex="10pt" style:font-style-complex="normal"/>
    </style:style>
    <style:style style:name="T186" style:family="text">
      <style:text-properties fo:color="#000000" loext:opacity="100%" style:font-name="Bitstream Vera Sans5" fo:font-size="10pt" fo:font-style="normal"/>
    </style:style>
    <style:style style:name="T187" style:family="text">
      <style:text-properties fo:color="#000000" loext:opacity="100%" style:font-name="Bitstream Vera Sans5" fo:font-size="10pt" fo:font-style="normal" style:font-size-asian="10pt" style:font-style-asian="normal" style:font-size-complex="10pt" style:font-style-complex="normal"/>
    </style:style>
    <style:style style:name="T188" style:family="text">
      <style:text-properties fo:color="#000000" loext:opacity="100%" style:font-name="Bitstream Vera Sans5" fo:font-size="10pt" fo:font-style="normal" fo:font-weight="normal" style:font-size-asian="10pt" style:font-style-asian="normal" style:font-size-complex="10pt" style:font-style-complex="normal"/>
    </style:style>
    <style:style style:name="T189" style:family="text">
      <style:text-properties fo:color="#000000" loext:opacity="100%" style:font-name="Bitstream Vera Sans5" fo:font-size="10pt" fo:font-style="normal" officeooo:rsid="03237034"/>
    </style:style>
    <style:style style:name="T190" style:family="text">
      <style:text-properties fo:color="#000000" loext:opacity="100%" style:font-name="Bitstream Vera Sans5" fo:font-size="10pt" fo:font-style="normal" officeooo:rsid="03241852"/>
    </style:style>
    <style:style style:name="T191" style:family="text">
      <style:text-properties fo:color="#000000" loext:opacity="100%" fo:font-size="12pt" style:font-size-asian="12pt" style:font-size-complex="12pt"/>
    </style:style>
    <style:style style:name="T192" style:family="text">
      <style:text-properties fo:color="#000000" loext:opacity="100%" fo:font-size="10pt" fo:font-style="normal" fo:font-weight="normal" style:font-size-asian="10pt" style:font-style-asian="normal" style:font-size-complex="10pt" style:font-style-complex="normal"/>
    </style:style>
    <style:style style:name="T193" style:family="text">
      <style:text-properties fo:font-size="12pt" style:font-size-asian="12pt" style:font-size-complex="12pt"/>
    </style:style>
    <style:style style:name="T194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195" style:family="text">
      <style:text-properties fo:font-style="oblique" fo:font-weight="normal" officeooo:rsid="0321618f" style:font-style-asian="italic" style:font-weight-asian="normal" style:font-style-complex="italic" style:font-weight-complex="normal"/>
    </style:style>
    <style:style style:name="T196" style:family="text">
      <style:text-properties fo:font-style="normal"/>
    </style:style>
    <style:style style:name="T197" style:family="text">
      <style:text-properties fo:font-style="normal" officeooo:rsid="0323a430"/>
    </style:style>
    <style:style style:name="T198" style:family="text">
      <style:text-properties fo:font-style="normal" officeooo:rsid="03241852"/>
    </style:style>
    <style:style style:name="T199" style:family="text"/>
    <style:style style:name="T2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204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2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italic" fo:text-shadow="none" style:text-underline-style="none" fo:font-weight="normal" style:letter-kerning="true" style:font-name-asian="AR PL KaitiM GB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rame_20_G">
      <style:graphic-properties style:vertical-pos="from-top" style:horizontal-pos="from-left" style:horizontal-rel="paragraph"/>
    </style:style>
    <style:style style:name="fr2" style:family="graphic" style:parent-style-name="Frame_20_G">
      <style:graphic-properties style:vertical-pos="from-top"/>
    </style:style>
    <style:style style:name="fr3" style:family="graphic" style:parent-style-name="Frame_20_G">
      <style:graphic-properties style:vertical-pos="middle" style:vertical-rel="baseline"/>
    </style:style>
    <style:style style:name="fr4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7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.101cm" fo:margin-right="0.101cm" fo:margin-top="0cm" fo:margin-bottom="0.049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10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fr1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14" style:family="graphic" style:parent-style-name="_5f_Formule_5f_corrigée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none" draw:stroke-dash="Dashed_20__28_var_29__20_68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" style:family="graphic">
      <style:graphic-properties draw:stroke="none" draw:stroke-dash="Dashed_20__28_var_29__20_68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" style:family="graphic">
      <style:graphic-properties draw:stroke="none" draw:stroke-dash="Dashed_20__28_var_29__20_68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" style:family="graphic">
      <style:graphic-properties draw:stroke="none" draw:stroke-dash="Dashed_20__28_var_29__20_68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" style:family="graphic">
      <style:graphic-properties draw:stroke="none" draw:stroke-dash="Dashed_20__28_var_29__20_68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none" draw:stroke-dash="Dashed_20__28_var_29__20_68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" style:family="graphic">
      <style:graphic-properties draw:stroke="none" draw:stroke-dash="Dashed_20__28_var_29__20_68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" style:family="graphic">
      <style:graphic-properties draw:stroke="none" draw:stroke-dash="Dashed_20__28_var_29__20_68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2" style:family="graphic">
      <style:graphic-properties draw:stroke="none" draw:stroke-dash="Dashed_20__28_var_29__20_68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2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3" style:family="graphic">
      <style:graphic-properties draw:stroke="none" draw:stroke-dash="Dashed_20__28_var_29__20_68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" style:family="graphic">
      <style:graphic-properties draw:stroke="solid" svg:stroke-width="0.03cm" svg:stroke-color="#00ff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3cm" svg:stroke-color="#0000ff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3cm" svg:stroke-color="#ff0000" draw:marker-start="" draw:marker-start-width="0.243cm" draw:marker-start-center="false" draw:marker-end="" draw:marker-end-width="0.243cm" draw:marker-end-center="false" draw:fill="solid" draw:fill-color="#99ccff" draw:textarea-horizontal-align="center" draw:textarea-vertical-align="middle" fo:padding-top="0.141cm" fo:padding-bottom="0.141cm" fo:padding-left="0.266cm" fo:padding-right="0.266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ff0000" draw:marker-start="" draw:marker-start-width="0.288cm" draw:marker-start-center="false" draw:marker-end="" draw:marker-end-width="0.288cm" draw:marker-end-center="false" draw:fill="solid" draw:fill-color="#ff0000" draw:textarea-horizontal-align="justify" draw:textarea-vertical-align="middle" draw:auto-grow-height="false" fo:min-height="0.25cm" fo:min-width="0.002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3cm" svg:stroke-color="#00ff00" draw:marker-start="" draw:marker-start-width="0.245cm" draw:marker-start-center="false" draw:marker-end="" draw:marker-end-width="0.245cm" draw:marker-end-center="false" draw:fill="solid" draw:fill-color="#23ff23" draw:textarea-horizontal-align="justify" draw:textarea-vertical-align="middle" draw:auto-grow-height="false" fo:min-height="0.25cm" fo:min-width="0.002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3cm" svg:stroke-color="#0000ff" draw:marker-start="" draw:marker-start-width="0.245cm" draw:marker-start-center="false" draw:marker-end="" draw:marker-end-width="0.245cm" draw:marker-end-center="false" draw:fill="solid" draw:fill-color="#0000ff" draw:textarea-horizontal-align="justify" draw:textarea-vertical-align="middle" draw:auto-grow-height="false" fo:min-height="0.563cm" fo:min-width="0.497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000000" draw:textarea-horizontal-align="justify" draw:textarea-vertical-align="middle" draw:auto-grow-height="false" fo:min-height="0.252cm" fo:min-width="0.002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tyle:run-through="foreground"/>
    </style:style>
    <style:style style:name="gr32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e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none" draw:fill-color="#cfe7e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cfe7e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23cm" fo:min-width="0.284cm" fo:padding-top="0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3cm" svg:stroke-color="#ff0000" draw:marker-start="" draw:marker-start-width="0.288cm" draw:marker-start-center="false" draw:marker-end="" draw:marker-end-width="0.288cm" draw:marker-end-center="false" draw:fill="solid" draw:fill-color="#ff0000" draw:textarea-horizontal-align="justify" draw:textarea-vertical-align="middle" draw:auto-grow-height="false" fo:min-height="0.305cm" fo:min-width="0.15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3cm" svg:stroke-color="#00ff00" draw:marker-start="" draw:marker-start-width="0.245cm" draw:marker-start-center="false" draw:marker-end="" draw:marker-end-width="0.245cm" draw:marker-end-center="false" draw:fill="solid" draw:fill-color="#23ff23" draw:textarea-horizontal-align="justify" draw:textarea-vertical-align="middle" draw:auto-grow-height="false" fo:min-height="0.349cm" fo:min-width="0.097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3cm" svg:stroke-color="#0000ff" draw:marker-start="" draw:marker-start-width="0.245cm" draw:marker-start-center="false" draw:marker-end="" draw:marker-end-width="0.245cm" draw:marker-end-center="false" draw:fill="solid" draw:fill-color="#0000ff" draw:textarea-horizontal-align="justify" draw:textarea-vertical-align="middle" draw:auto-grow-height="false" fo:min-height="0.335cm" fo:min-width="0.302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3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draw:stroke-dash="Dashed_20__28_var_29__20_55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7" style:family="graphic">
      <style:graphic-properties draw:stroke="none" draw:stroke-dash="Dashed_20__28_var_29__20_55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66cm" fo:min-width="0.3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8" style:family="graphic">
      <style:graphic-properties draw:stroke="none" draw:stroke-dash="Dashed_20__28_var_29__20_55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9" style:family="graphic">
      <style:graphic-properties draw:stroke="none" draw:stroke-dash="Dashed_20__28_var_29__20_55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10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draw:stroke-dash="Dashed_20__28_var_29__20_55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1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draw:stroke-dash="Dashed_20__28_var_29__20_55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7cm" fo:min-width="0.23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solid" draw:stroke-dash="Dashed_20__28_var_29__20_5552" svg:stroke-width="0.041cm" svg:stroke-color="#1ca2b8" draw:marker-start="" draw:marker-start-width="0.4cm" draw:marker-start-center="false" draw:marker-end="" draw:marker-end-width="0.4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5553" svg:stroke-width="0.041cm" svg:stroke-color="#1ca2b8" draw:marker-start="" draw:marker-start-width="0.4cm" draw:marker-start-center="false" draw:marker-end="" draw:marker-end-width="0.4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6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3" draw:name="Shape2_4" draw:style-name="gr51" draw:text-style-name="P143" svg:width="3.918cm" svg:height="1.031cm" draw:transform="rotate (0.0876155284501153) translate (0.137583333333333cm 0.342194444444444cm)">
        <draw:text-box>
          <text:p text:style-name="P129"><text:span text:style-name="T204">Fiche supplémentaire</text:span></text:p>
        </draw:text-box>
      </draw:frame>
      <draw:g text:anchor-type="page" text:anchor-page-number="1" draw:z-index="22" draw:name="Shape4_184" draw:style-name="gr52">
        <draw:path draw:style-name="gr27" draw:text-style-name="P131" svg:width="0.859cm" svg:height="1.247cm" svg:x="19.965cm" svg:y="28.455cm" svg:viewBox="0 0 860 1248" svg:d="M860 1248h-860v-1055c0-106 79-193 176-193h507c97 0 177 87 177 193z">
          <text:p/>
        </draw:path>
      </draw:g>
      <draw:frame text:anchor-type="page" text:anchor-page-number="1" draw:z-index="5" draw:name="Shape2_0" draw:style-name="gr53" draw:text-style-name="P138" svg:width="3.857cm" svg:height="0.803cm" draw:transform="rotate (0.0872664625997165) translate (0.575027777777778cm 1.37054166666667cm)">
        <draw:text-box>
          <text:p text:style-name="P129"><text:span text:style-name="T203">Série 2</text:span></text:p>
        </draw:text-box>
      </draw:frame>
      <draw:path text:anchor-type="page" text:anchor-page-number="1" draw:z-index="4" draw:name="Shape1_3" draw:style-name="gr54" draw:text-style-name="P140" svg:width="4.169cm" svg:height="2.24cm" svg:x="-0.076cm" svg:y="0cm" svg:viewBox="0 0 4170 2241" svg:d="M0 2241l3836-288c202-15 350-168 333-342l-164-1611h-4005z">
        <text:p/>
      </draw:path>
      <text:list xml:id="list860192754" text:style-name="_5f_Numérotation_20_des_20_exercices">
        <text:list-item text:start-value="1">
          <text:h text:style-name="P117" text:outline-level="1" text:restart-numbering="true" text:start-value="1">En observant les figures, complète les phrases en utilisant les mots proposés.</text:h>
        </text:list-item>
      </text:list>
      <text:h text:style-name="_5f_Paragraphe" text:outline-level="1"><draw:g text:anchor-type="paragraph" draw:z-index="1" draw:name="Shape24" draw:style-name="gr55"><draw:ellipse draw:style-name="gr64" draw:text-style-name="P147" svg:width="1.167cm" svg:height="1.165cm" svg:x="4.942cm" svg:y="1.716cm" draw:kind="arc" draw:start-angle="46.98" draw:end-angle="153.06"><text:p/></draw:ellipse><draw:line draw:style-name="gr67" draw:text-style-name="P150" svg:x1="5.508cm" svg:y1="2.335cm" svg:x2="3.008cm" svg:y2="0.835cm"><text:p/></draw:line><draw:line draw:style-name="gr67" draw:text-style-name="P150" svg:x1="5.507cm" svg:y1="2.335cm" svg:x2="7.107cm" svg:y2="0.535cm"><text:p/></draw:line><draw:frame draw:style-name="gr68" draw:text-style-name="P149" svg:width="0.8cm" svg:height="0.625cm" svg:x="5.209cm" svg:y="2.311cm"><draw:text-box><text:p text:style-name="P148"><text:span text:style-name="T206">O</text:span></text:p></draw:text-box></draw:frame><draw:frame draw:style-name="gr68" draw:text-style-name="P149" svg:width="0.8cm" svg:height="0.625cm" svg:x="5.209cm" svg:y="2.311cm"><draw:text-box><text:p text:style-name="P148"><text:span text:style-name="T206">O</text:span></text:p></draw:text-box></draw:frame><draw:frame draw:style-name="gr69" draw:text-style-name="P151" svg:width="0.802cm" svg:height="0.78cm" svg:x="6.907cm" svg:y="0.335cm"><draw:text-box><text:p text:style-name="P148"><text:span text:style-name="T207">t</text:span></text:p></draw:text-box></draw:frame><draw:frame draw:style-name="gr69" draw:text-style-name="P151" svg:width="0.802cm" svg:height="0.78cm" svg:x="2.508cm" svg:y="0.411cm"><draw:text-box><text:p text:style-name="P148"><text:span text:style-name="T207">y</text:span></text:p></draw:text-box></draw:frame></draw:g><draw:g text:anchor-type="paragraph" draw:z-index="0" draw:name="Shape23" draw:style-name="gr55"><draw:line draw:style-name="gr67" draw:text-style-name="P150" svg:x1="1.016cm" svg:y1="0.545cm" svg:x2="0.416cm" svg:y2="2.845cm"><text:p/></draw:line><draw:line draw:style-name="gr67" draw:text-style-name="P150" svg:x1="1.016cm" svg:y1="0.545cm" svg:x2="3.416cm" svg:y2="2.645cm"><text:p/></draw:line><draw:line draw:style-name="gr67" draw:text-style-name="P150" svg:x1="0.416cm" svg:y1="2.849cm" svg:x2="3.416cm" svg:y2="2.649cm"><text:p/></draw:line><draw:circle draw:style-name="gr64" draw:text-style-name="P147" svg:width="1.101cm" svg:height="1.101cm" svg:x="-0.15cm" svg:y="2.303cm" draw:kind="arc" draw:start-angle="4.16" draw:end-angle="73.78"><text:p/></draw:circle><draw:circle draw:style-name="gr64" draw:text-style-name="P147" svg:width="1.167cm" svg:height="1.167cm" svg:x="-0.15cm" svg:y="2.237cm" draw:kind="arc" draw:start-angle="1.36" draw:end-angle="75.23"><text:p/></draw:circle><draw:circle draw:style-name="gr64" draw:text-style-name="P147" svg:width="1.101cm" svg:height="1.101cm" svg:x="0.471cm" svg:y="0.028cm" draw:kind="arc" draw:start-angle="254.26" draw:end-angle="322.27"><text:p/></draw:circle><draw:ellipse draw:style-name="gr64" draw:text-style-name="P147" svg:width="1.1cm" svg:height="1.101cm" svg:x="2.889cm" svg:y="2.044cm" draw:kind="arc" draw:start-angle="145.02" draw:end-angle="189.06"><text:p/></draw:ellipse><draw:line draw:style-name="gr67" draw:text-style-name="P150" svg:x1="2.816cm" svg:y1="2.449cm" svg:x2="2.988cm" svg:y2="2.511cm"><text:p/></draw:line><draw:frame draw:style-name="gr70" draw:text-style-name="P149" svg:width="0.8cm" svg:height="0.701cm" svg:x="0.716cm" svg:y="0.049cm"><draw:text-box><text:p text:style-name="P148"><text:span text:style-name="T206">C</text:span></text:p></draw:text-box></draw:frame><draw:frame draw:style-name="gr71" draw:text-style-name="P149" svg:width="0.802cm" svg:height="0.699cm" svg:x="3.216cm" svg:y="2.45cm"><draw:text-box><text:p text:style-name="P148"><text:span text:style-name="T206">A</text:span></text:p></draw:text-box></draw:frame><draw:frame draw:style-name="gr70" draw:text-style-name="P149" svg:width="0.802cm" svg:height="0.701cm" svg:x="0.016cm" svg:y="2.75cm"><draw:text-box><text:p text:style-name="P148"><text:span text:style-name="T206">B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2" draw:name="Shape25" draw:style-name="gr55"><draw:g draw:style-name="gr31"><draw:ellipse draw:style-name="gr64" draw:text-style-name="P147" svg:width="1.167cm" svg:height="1.165cm" svg:x="1.933cm" svg:y="1.346cm" draw:kind="arc" draw:start-angle="357.13" draw:end-angle="21.93"><text:p/></draw:ellipse><draw:circle draw:style-name="gr64" draw:text-style-name="P147" svg:width="1.265cm" svg:height="1.267cm" svg:x="1.949cm" svg:y="1.298cm" draw:kind="arc" draw:start-angle="357.87" draw:end-angle="26.69"><text:p/></draw:circle><draw:ellipse draw:style-name="gr64" draw:text-style-name="P147" svg:width="1.364cm" svg:height="1.366cm" svg:x="1.949cm" svg:y="1.199cm" draw:kind="arc" draw:start-angle="351.69" draw:end-angle="23.2"><text:p/></draw:ellipse><draw:frame draw:style-name="gr65" draw:text-style-name="P149" svg:width="0.9cm" svg:height="0.902cm" svg:x="1.813cm" svg:y="1.663cm"><draw:text-box><text:p text:style-name="P148"><text:span text:style-name="T206">P</text:span></text:p></draw:text-box></draw:frame><draw:frame draw:style-name="gr66" draw:text-style-name="P149" svg:width="0.9cm" svg:height="0.9cm" svg:x="4.214cm" svg:y="0.164cm"><draw:text-box><text:p text:style-name="P148"><text:span text:style-name="T206">R</text:span></text:p></draw:text-box></draw:frame><draw:frame draw:style-name="gr65" draw:text-style-name="P149" svg:width="0.902cm" svg:height="0.902cm" svg:x="4.312cm" svg:y="1.963cm"><draw:text-box><text:p text:style-name="P148"><text:span text:style-name="T206">S</text:span></text:p></draw:text-box></draw:frame><draw:line draw:style-name="gr67" draw:text-style-name="P150" svg:x1="4.611cm" svg:y1="0.764cm" svg:x2="4.711cm" svg:y2="0.964cm"><text:p/></draw:line><draw:line draw:style-name="gr67" draw:text-style-name="P150" svg:x1="4.913cm" svg:y1="1.864cm" svg:x2="4.913cm" svg:y2="2.064cm"><text:p/></draw:line></draw:g><draw:line draw:style-name="gr67" draw:text-style-name="P150" svg:x1="2.512cm" svg:y1="1.964cm" svg:x2="5.112cm" svg:y2="0.664cm"><text:p/></draw:line><draw:line draw:style-name="gr67" draw:text-style-name="P150" svg:x1="2.512cm" svg:y1="1.964cm" svg:x2="5.312cm" svg:y2="1.964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frame draw:style-name="fr3" draw:name="Frame7" text:anchor-type="as-char" svg:width="4.098cm" draw:z-index="305"><draw:text-box fo:min-height="0.651cm"><text:p text:style-name="P104"><text:span text:style-name="T181">sommet</text:span><text:span text:style-name="T182">(s)</text:span></text:p></draw:text-box></draw:frame><text:s text:c="4"/><draw:frame draw:style-name="fr3" draw:name="Frame6" text:anchor-type="as-char" svg:width="4.098cm" draw:z-index="291"><draw:text-box fo:min-height="0.651cm"><text:p text:style-name="P101"><text:span text:style-name="T181">demi-droite</text:span><text:span text:style-name="T182">(s)</text:span></text:p></draw:text-box></draw:frame><draw:frame draw:style-name="fr3" draw:name="Frame8" text:anchor-type="as-char" svg:width="4.098cm" draw:z-index="292"><draw:text-box fo:min-height="0.651cm"><text:p text:style-name="P104"><text:span text:style-name="T181">segment</text:span><text:span text:style-name="T182">(s)</text:span></text:p></draw:text-box></draw:frame><text:s text:c="4"/><draw:frame draw:style-name="fr3" draw:name="Frame5" text:anchor-type="as-char" svg:width="4.098cm" draw:z-index="277"><draw:text-box fo:min-height="0.651cm"><text:p text:style-name="P102">origine</text:p></draw:text-box></draw:frame><draw:frame draw:style-name="fr2" draw:name="Frame4" text:anchor-type="as-char" svg:y="-0.573cm" svg:width="4.098cm" draw:z-index="278"><draw:text-box fo:min-height="0.651cm"><text:p text:style-name="P104"><text:span text:style-name="T180">angle</text:span><text:span text:style-name="T182">(s)</text:span></text:p></draw:text-box></draw:frame><text:s text:c="4"/><draw:frame draw:style-name="fr1" draw:name="Frame2" text:anchor-type="as-char" svg:y="-0.573cm" svg:width="4.098cm" draw:z-index="267"><draw:text-box fo:min-height="0.651cm"><text:p text:style-name="P103">point(s)</text:p></draw:text-box></draw:frame><draw:frame draw:style-name="fr1" draw:name="Frame3" text:anchor-type="as-char" svg:y="-0.561cm" svg:width="4.098cm" draw:z-index="258"><draw:text-box fo:min-height="0.651cm"><text:p text:style-name="P104"><text:span text:style-name="T180">côté</text:span><text:span text:style-name="T182">(s)</text:span></text:p></draw:text-box></draw:frame></text:h>
      <text:p text:style-name="P114"><text:span text:style-name="_5f_Caractères">Le </text:span><text:span text:style-name="_5f_Caractères_5f_correction"><text:span text:style-name="T194">p</text:span></text:span><text:span text:style-name="_5f_Caractères_5f_correction"><text:span text:style-name="T195">oint</text:span></text:span><text:span text:style-name="_5f_Caractères"> P est le </text:span><text:span text:style-name="_5f_Caractères_5f_correction"><text:span text:style-name="T195">sommet. </text:span></text:span><text:span text:style-name="_5f_Caractères">de l’angle </text:span><text:span text:style-name="_5f_Caractères"><draw:frame draw:style-name="fr13" draw:name="Object1" text:anchor-type="as-char" svg:y="-0.34cm" svg:width="0.817cm" svg:height="0.416cm" draw:z-index="6"><draw:object xlink:href="./Object 1" xlink:type="simple" xlink:show="embed" xlink:actuate="onLoad"/><draw:image xlink:href="./ObjectReplacements/Object 1" xlink:type="simple" xlink:show="embed" xlink:actuate="onLoad"/></draw:frame></text:span>.</text:p>
      <text:p text:style-name="P114"><text:span text:style-name="_5f_Caractères">Les </text:span><text:span text:style-name="_5f_Caractères_5f_correction"><text:span text:style-name="T195">côtés </text:span></text:span><text:span text:style-name="_5f_Caractères">de l’angle </text:span><text:span text:style-name="_5f_Caractères"><draw:frame draw:style-name="fr13" draw:name="Object2" text:anchor-type="as-char" svg:y="-0.34cm" svg:width="0.891cm" svg:height="0.416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sont les </text:span><text:span text:style-name="_5f_Caractères_5f_correction"><text:span text:style-name="T195">demi-droites </text:span></text:span><text:span text:style-name="_5f_Caractères">[Oy</text:span>) et [Ot).</text:p>
      <text:p text:style-name="P114"><text:span text:style-name="_5f_Caractères">Le triangle ABC a trois </text:span><text:span text:style-name="_5f_Caractères_5f_correction"><text:span text:style-name="T195">angles</text:span></text:span><text:span text:style-name="_5f_pointillés_20_gris"> </text:span><text:span text:style-name="_5f_Caractères">qui sont </text:span><text:span text:style-name="_5f_Caractères"><draw:frame draw:style-name="fr13" draw:name="Object3" text:anchor-type="as-char" svg:y="-0.34cm" svg:width="0.848cm" svg:height="0.416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, </text:span><text:span text:style-name="_5f_Caractères"><draw:frame draw:style-name="fr13" draw:name="Object4" text:anchor-type="as-char" svg:y="-0.34cm" svg:width="0.868cm" svg:height="0.416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et </text:span><text:span text:style-name="_5f_Caractères"><draw:frame draw:style-name="fr13" draw:name="Object5" text:anchor-type="as-char" svg:y="-0.34cm" svg:width="0.861cm" svg:height="0.416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<text:p text:style-name="P114"><text:span text:style-name="_5f_Caractères">Un des côtés de l’angle </text:span><text:span text:style-name="_5f_Caractères"><draw:frame draw:style-name="fr13" draw:name="Object6" text:anchor-type="as-char" svg:y="-0.34cm" svg:width="0.861cm" svg:height="0.416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est la <text:span text:style-name="_5f_Caractères_5f_correction"><text:span text:style-name="T195">demi-droite</text:span></text:span><text:span text:style-name="_5f_Caractères_5f_gras_5f_Rouge_5f_Italique"><text:span text:style-name="T183"> </text:span></text:span>d’ <text:span text:style-name="_5f_Caractères_5f_correction"><text:span text:style-name="T195">origine</text:span></text:span> B passant par le <text:span text:style-name="_5f_Caractères_5f_correction"><text:span text:style-name="T195">point (ou sommet)</text:span></text:span><text:span text:style-name="_5f_Caractères_5f_gras_5f_Rouge_5f_Italique"><text:span text:style-name="T183"> </text:span></text:span>C.</text:p>
      <text:list xml:id="list124955787087032" text:continue-numbering="true" text:style-name="_5f_Numérotation_20_des_20_exercices">
        <text:list-item>
          <text:h text:style-name="_5f_Titre_5f_Exercices_5f_avec_5f_Titre" text:outline-level="1">Identifier des angles.</text:h>
        </text:list-item>
      </text:list>
      <text:h text:style-name="_5f_Paragraphe" text:outline-level="1"><draw:g text:anchor-type="paragraph" draw:z-index="3" draw:name="Shape6_1" draw:style-name="gr55"><draw:frame draw:style-name="gr56" draw:text-style-name="P145" svg:width="0.228cm" svg:height="0.415cm" svg:x="3.309cm" svg:y="0.972cm"><draw:text-box><text:p text:style-name="P144"><text:span text:style-name="T205">E</text:span></text:p></draw:text-box></draw:frame><draw:frame draw:style-name="gr57" draw:text-style-name="P145" svg:width="0.38cm" svg:height="0.567cm" svg:x="1.827cm" svg:y="0.335cm"><draw:text-box><text:p text:style-name="P144"><text:span text:style-name="T205">B</text:span></text:p></draw:text-box></draw:frame><draw:frame draw:style-name="gr58" draw:text-style-name="P145" svg:width="0.309cm" svg:height="0.415cm" svg:x="0.631cm" svg:y="2.055cm"><draw:text-box><text:p text:style-name="P144"><text:span text:style-name="T205">M</text:span></text:p></draw:text-box></draw:frame><draw:frame draw:style-name="gr59" draw:text-style-name="P145" svg:width="0.108cm" svg:height="0.415cm" svg:x="7.013cm" svg:y="3.034cm"><draw:text-box><text:p text:style-name="P144"><text:span text:style-name="T205">I</text:span></text:p></draw:text-box></draw:frame><draw:frame draw:style-name="gr60" draw:text-style-name="P145" svg:width="0.219cm" svg:height="0.415cm" svg:x="0.289cm" svg:y="3.18cm"><draw:text-box><text:p text:style-name="P144"><text:span text:style-name="T205">P</text:span></text:p></draw:text-box></draw:frame><draw:frame draw:style-name="gr61" draw:text-style-name="P145" svg:width="0.239cm" svg:height="0.498cm" svg:x="5.094cm" svg:y="3.048cm"><draw:text-box><text:p text:style-name="P144"><text:span text:style-name="T205">L</text:span></text:p></draw:text-box></draw:frame><draw:polygon draw:style-name="gr62" draw:text-style-name="P146" svg:width="6.4cm" svg:height="2.399cm" svg:x="0.504cm" svg:y="0.781cm" svg:viewBox="0 0 6401 2400" draw:points="1467,0 0,2400 6401,2218"><text:p/></draw:polygon><draw:polygon draw:style-name="gr63" draw:text-style-name="P146" svg:width="4.241cm" svg:height="1.663cm" svg:x="0.988cm" svg:y="1.386cm" svg:viewBox="0 0 4242 1664" draw:points="0,1006 2322,0 4242,1664"><text:p/></draw:polygon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Nomme les angles :</text:h>
      <text:list xml:id="list3183108255" text:style-name="_5f_Numérotation_20_des_20_exercices">
        <text:list-item>
          <text:list>
            <text:list-item text:start-value="1">
              <text:p text:style-name="_5f_Paragraphe_5f_avec_5f_Num_5f_Question">de sommet E :</text:p>
              <text:p text:style-name="P110"><text:span text:style-name="_5f_pointillés_20_gris"><text:span text:style-name="T185"><draw:frame draw:style-name="fr14" draw:name="Objet42" text:anchor-type="as-char" svg:width="0.766cm" svg:height="0.455cm" draw:z-index="36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4" draw:name="Objet43" text:anchor-type="as-char" svg:width="0.968cm" svg:height="0.455cm" draw:z-index="37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4" draw:name="Objet44" text:anchor-type="as-char" svg:width="0.924cm" svg:height="0.455cm" draw:z-index="38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4" draw:name="Objet45" text:anchor-type="as-char" svg:width="0.718cm" svg:height="0.455cm" draw:z-index="38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4" draw:name="Objet46" text:anchor-type="as-char" svg:width="0.857cm" svg:height="0.455cm" draw:z-index="383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4" draw:name="Objet47" text:anchor-type="as-char" svg:width="0.829cm" svg:height="0.455cm" draw:z-index="384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_5f_pointillés_20_gris"><text:span text:style-name="T187">.</text:span></text:span></text:p>
            </text:list-item>
            <text:list-item>
              <text:p text:style-name="_5f_Paragraphe_5f_avec_5f_Num_5f_Question">dont l’un des côtés est [LE) :</text:p>
              <text:p text:style-name="P110"><text:span text:style-name="_5f_pointillés_20_gris"><text:span text:style-name="T185"><draw:frame draw:style-name="fr14" draw:name="Objet48" text:anchor-type="as-char" svg:width="0.718cm" svg:height="0.455cm" draw:z-index="385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7"><draw:frame draw:style-name="fr11" draw:name="Objet49" text:anchor-type="as-char" svg:width="0.923cm" svg:height="0.455cm" draw:z-index="386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1" draw:name="Objet50" text:anchor-type="as-char" svg:width="0.829cm" svg:height="0.455cm" draw:z-index="387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pointillés_20_gris"><text:span text:style-name="T187">.</text:span></text:span></text:p>
            </text:list-item>
            <text:list-item>
              <text:p text:style-name="_5f_Paragraphe_5f_avec_5f_Num_5f_Question">dont les côtés sont [IE) et [IP) :</text:p>
              <text:p text:style-name="P110"><text:span text:style-name="_5f_pointillés_20_gris"><text:span text:style-name="T184"><draw:frame draw:style-name="fr11" draw:name="Objet52" text:anchor-type="as-char" svg:width="0.736cm" svg:height="0.455cm" draw:z-index="38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Caractères_5f_correction"><text:span text:style-name="T196"> </text:span></text:span></text:p>
            </text:list-item>
            <text:list-item>
              <text:p text:style-name="_5f_Paragraphe_5f_avec_5f_Num_5f_Question"><text:span text:style-name="_5f_Caractères">qui ont un côté commun avec l’angle </text:span><text:span text:style-name="_5f_Caractères"><draw:frame draw:style-name="fr12" draw:name="Object7" text:anchor-type="as-char" svg:y="-0.337cm" svg:width="0.863cm" svg:height="0.413cm" draw:z-index="12"><draw:object xlink:href="./Object 7" xlink:type="simple" xlink:show="embed" xlink:actuate="onLoad"/><draw:image xlink:href="./ObjectReplacements/Object 7" xlink:type="simple" xlink:show="embed" xlink:actuate="onLoad"/></draw:frame></text:span>: </text:p>
              <text:p text:style-name="P110"><text:span text:style-name="_5f_pointillés_20_gris"><text:span text:style-name="T185"><draw:frame draw:style-name="fr11" draw:name="Objet53" text:anchor-type="as-char" svg:width="0.968cm" svg:height="0.455cm" draw:z-index="38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1" draw:name="Objet54" text:anchor-type="as-char" svg:width="0.938cm" svg:height="0.455cm" draw:z-index="390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1" draw:name="Objet55" text:anchor-type="as-char" svg:width="0.914cm" svg:height="0.455cm" draw:z-index="391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pointillés_20_gris"><text:span text:style-name="T187">;</text:span></text:span><text:span text:style-name="_5f_pointillés_20_gris"><text:span text:style-name="T185"><draw:frame draw:style-name="fr11" draw:name="Objet56" text:anchor-type="as-char" svg:width="0.944cm" svg:height="0.455cm" draw:z-index="398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pointillés_20_gris"><text:span text:style-name="T187">.</text:span></text:span></text:p>
            </text:list-item>
          </text:list>
        </text:list-item>
      </text:list>
      <text:list xml:id="list124957099254499" text:continue-list="list124955787087032" text:style-name="_5f_Numérotation_20_des_20_exercices">
        <text:list-item>
          <text:h text:style-name="_5f_Titre_5f_Exercices_5f_avec_5f_Titre" text:outline-level="1">Reconnaître un angle.</text:h>
        </text:list-item>
      </text:list>
      <text:h text:style-name="_5f_Paragraphe" text:outline-level="1">Sur cette figure, marque : </text:h>
      <text:list xml:id="list124956339273783" text:continue-numbering="true" text:style-name="_5f_Numérotation_20_des_20_exercices">
        <text:list-item>
          <text:list>
            <text:list-item>
              <text:p text:style-name="P115"><text:span text:style-name="Character_5f_20_5f_style">en vert, l’angle</text:span><text:span text:style-name="Character_5f_20_5f_style"><draw:frame draw:style-name="fr13" draw:name="Object12" text:anchor-type="as-char" svg:y="-0.346cm" svg:width="0.878cm" svg:height="0.43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5"><text:span text:style-name="Character_5f_20_5f_style">en bleu, l’angle</text:span><text:span text:style-name="Character_5f_20_5f_style"><draw:frame draw:style-name="fr13" draw:name="Object13" text:anchor-type="as-char" svg:y="-0.346cm" svg:width="0.968cm" svg:height="0.43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5"><text:span text:style-name="Character_5f_20_5f_style">en rouge, l’angle</text:span><text:span text:style-name="Character_5f_20_5f_style"><draw:frame draw:style-name="fr13" draw:name="Object14" text:anchor-type="as-char" svg:y="-0.346cm" svg:width="0.852cm" svg:height="0.43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5"><text:span text:style-name="Character_5f_20_5f_style">en noir, l’angle</text:span><text:span text:style-name="Character_5f_20_5f_style"><draw:frame draw:style-name="fr13" draw:name="Object15" text:anchor-type="as-char" svg:y="-0.346cm" svg:width="0.834cm" svg:height="0.43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5"><text:span text:style-name="Character_5f_20_5f_style">Trouve toutes les autres façons de nommer :</text:span></text:p>
            </text:list-item>
          </text:list>
        </text:list-item>
      </text:list>
      <text:p text:style-name="P116"><text:span text:style-name="Character_5f_20_5f_style">l’angle </text:span><text:span text:style-name="Character_5f_20_5f_style"><draw:frame draw:style-name="fr12" draw:name="Object16" text:anchor-type="as-char" svg:y="-0.346cm" svg:width="0.852cm" svg:height="0.43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Character_5f_20_5f_style">:</text:span></text:p>
      <text:list xml:id="list124957422582958" text:continue-list="list3183108255" text:style-name="_5f_Numérotation_20_des_20_exercices">
        <text:list-item>
          <text:list>
            <text:list-header>
              <text:p text:style-name="P110"><text:span text:style-name="_5f_pointillés_20_gris"><text:span text:style-name="T185"><draw:frame draw:style-name="fr10" draw:name="Objet105" text:anchor-type="as-char" svg:width="0.921cm" svg:height="0.483cm" draw:z-index="37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185"><text:s/></text:span></text:span><text:span text:style-name="_5f_pointillés_20_gris"><text:span text:style-name="T187">; </text:span></text:span><text:span text:style-name="_5f_pointillés_20_gris"><text:span text:style-name="T187"><draw:frame draw:style-name="fr10" draw:name="Objet90" text:anchor-type="as-char" svg:width="0.947cm" svg:height="0.483cm" draw:z-index="372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187"><text:s/>; </text:span></text:span><text:span text:style-name="_5f_pointillés_20_gris"><text:span text:style-name="T187"><draw:frame draw:style-name="fr10" draw:name="Objet93" text:anchor-type="as-char" svg:width="0.972cm" svg:height="0.474cm" draw:z-index="380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187">.</text:span></text:span></text:p>
            </text:list-header>
          </text:list>
        </text:list-item>
      </text:list>
      <text:p text:style-name="P116"><text:span text:style-name="Character_5f_20_5f_style">l’angle </text:span><text:span text:style-name="Character_5f_20_5f_style"><draw:frame draw:style-name="fr12" draw:name="Object17" text:anchor-type="as-char" svg:y="-0.346cm" svg:width="0.914cm" svg:height="0.43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Character_5f_20_5f_style">:</text:span></text:p>
      <text:list xml:id="list124956709633587" text:continue-numbering="true" text:style-name="_5f_Numérotation_20_des_20_exercices">
        <text:list-item>
          <text:list>
            <text:list-header>
              <text:p text:style-name="P112"><text:span text:style-name="_5f_pointillés_20_gris"><text:span text:style-name="T193"><draw:frame draw:style-name="fr10" draw:name="Objet107" text:anchor-type="as-char" svg:width="0.954cm" svg:height="0.483cm" draw:z-index="373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191">; </text:span></text:span><text:span text:style-name="corps"><text:span text:style-name="T187"><draw:frame draw:style-name="fr10" draw:name="Objet57" text:anchor-type="as-char" svg:width="0.935cm" svg:height="0.483cm" draw:z-index="374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corps"><text:span text:style-name="T187">; </text:span></text:span><text:span text:style-name="corps"><text:span text:style-name="T187"><draw:frame draw:style-name="fr10" draw:name="Objet109" text:anchor-type="as-char" svg:width="0.958cm" svg:height="0.483cm" draw:z-index="37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corps"><text:span text:style-name="T188">;</text:span></text:span><text:span text:style-name="corps"><text:span text:style-name="T188"><draw:frame draw:style-name="fr11" draw:name="Objet59" text:anchor-type="as-char" svg:width="0.938cm" svg:height="0.455cm" draw:z-index="376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corps"><text:span text:style-name="T188">;</text:span></text:span><text:span text:style-name="corps"><text:span text:style-name="T188"><draw:frame draw:style-name="fr11" draw:name="Objet110" text:anchor-type="as-char" svg:width="0.949cm" svg:height="0.455cm" draw:z-index="377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corps"><text:span text:style-name="T188">; </text:span></text:span><text:span text:style-name="corps"><text:span text:style-name="T188"><draw:frame draw:style-name="fr10" draw:name="Objet58" text:anchor-type="as-char" svg:width="0.96cm" svg:height="0.483cm" draw:z-index="378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corps"><text:span text:style-name="T188"><text:s/>; </text:span></text:span><text:span text:style-name="corps"><text:span text:style-name="T188"><draw:frame draw:style-name="fr10" draw:name="Objet108" text:anchor-type="as-char" svg:width="0.945cm" svg:height="0.483cm" draw:z-index="379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corps"><text:span text:style-name="T192">.</text:span></text:span></text:p>
            </text:list-header>
          </text:list>
        </text:list-item>
      </text:list>
      <text:list xml:id="list124957696394051" text:continue-list="list124956339273783" text:style-name="_5f_Numérotation_20_des_20_exercices">
        <text:list-item>
          <text:h text:style-name="_5f_Titre_5f_Exercices_5f_sans_5f_Titre" text:outline-level="1">Voici une figure.</text:h>
        </text:list-item>
      </text:list>
      <text:list xml:id="list3810079721" text:style-name="_5f_Numérotation_20_des_20_exercices">
        <text:list-header>
          <text:h text:style-name="P109" text:outline-level="1"><draw:g text:anchor-type="as-char" draw:z-index="208" draw:name="Forme1" draw:style-name="gr30"><draw:g draw:name="Shape22" draw:style-name="gr31"><draw:g draw:style-name="gr31"><draw:line draw:style-name="gr32" draw:text-style-name="P134" svg:x1="0.001cm" svg:y1="0cm" svg:x2="0.001cm" svg:y2="3.5cm"><text:p/></draw:line><draw:line draw:style-name="gr32" draw:text-style-name="P134" svg:x1="0.501cm" svg:y1="0cm" svg:x2="0.501cm" svg:y2="3.5cm"><text:p/></draw:line><draw:line draw:style-name="gr32" draw:text-style-name="P134" svg:x1="1.001cm" svg:y1="0cm" svg:x2="1.001cm" svg:y2="3.5cm"><text:p/></draw:line><draw:line draw:style-name="gr32" draw:text-style-name="P134" svg:x1="1.501cm" svg:y1="0cm" svg:x2="1.501cm" svg:y2="3.5cm"><text:p/></draw:line><draw:line draw:style-name="gr32" draw:text-style-name="P134" svg:x1="2.001cm" svg:y1="0cm" svg:x2="2.001cm" svg:y2="3.5cm"><text:p/></draw:line><draw:line draw:style-name="gr32" draw:text-style-name="P134" svg:x1="2.501cm" svg:y1="0cm" svg:x2="2.501cm" svg:y2="3.5cm"><text:p/></draw:line><draw:line draw:style-name="gr32" draw:text-style-name="P134" svg:x1="3.001cm" svg:y1="0cm" svg:x2="3.001cm" svg:y2="3.5cm"><text:p/></draw:line><draw:line draw:style-name="gr32" draw:text-style-name="P134" svg:x1="3.502cm" svg:y1="0cm" svg:x2="3.502cm" svg:y2="3.5cm"><text:p/></draw:line><draw:line draw:style-name="gr32" draw:text-style-name="P134" svg:x1="4.002cm" svg:y1="0cm" svg:x2="4.002cm" svg:y2="3.5cm"><text:p/></draw:line><draw:line draw:style-name="gr32" draw:text-style-name="P134" svg:x1="4.501cm" svg:y1="0cm" svg:x2="4.501cm" svg:y2="3.5cm"><text:p/></draw:line><draw:line draw:style-name="gr32" draw:text-style-name="P134" svg:x1="5.002cm" svg:y1="0cm" svg:x2="5.002cm" svg:y2="3.5cm"><text:p/></draw:line><draw:line draw:style-name="gr32" draw:text-style-name="P134" svg:x1="5.501cm" svg:y1="0cm" svg:x2="5.501cm" svg:y2="3.5cm"><text:p/></draw:line><draw:line draw:style-name="gr32" draw:text-style-name="P134" svg:x1="6.001cm" svg:y1="0cm" svg:x2="6.001cm" svg:y2="3.5cm"><text:p/></draw:line><draw:line draw:style-name="gr32" draw:text-style-name="P134" svg:x1="0.001cm" svg:y1="0cm" svg:x2="6.001cm" svg:y2="0cm"><text:p/></draw:line><draw:line draw:style-name="gr32" draw:text-style-name="P134" svg:x1="0.001cm" svg:y1="0.5cm" svg:x2="6.001cm" svg:y2="0.5cm"><text:p/></draw:line><draw:line draw:style-name="gr32" draw:text-style-name="P134" svg:x1="0.001cm" svg:y1="1cm" svg:x2="6.001cm" svg:y2="1cm"><text:p/></draw:line><draw:line draw:style-name="gr32" draw:text-style-name="P134" svg:x1="0.001cm" svg:y1="1.498cm" svg:x2="6.001cm" svg:y2="1.498cm"><text:p/></draw:line><draw:line draw:style-name="gr32" draw:text-style-name="P134" svg:x1="0.001cm" svg:y1="2cm" svg:x2="6.001cm" svg:y2="2cm"><text:p/></draw:line><draw:line draw:style-name="gr32" draw:text-style-name="P134" svg:x1="0.001cm" svg:y1="2.498cm" svg:x2="6.001cm" svg:y2="2.498cm"><text:p/></draw:line><draw:line draw:style-name="gr32" draw:text-style-name="P134" svg:x1="0.001cm" svg:y1="2.999cm" svg:x2="6.001cm" svg:y2="2.999cm"><text:p/></draw:line><draw:line draw:style-name="gr32" draw:text-style-name="P134" svg:x1="0.001cm" svg:y1="3.5cm" svg:x2="6.001cm" svg:y2="3.5cm"><text:p/></draw:line></draw:g><draw:line draw:style-name="gr33" draw:text-style-name="P135" svg:x1="0.998cm" svg:y1="0.501cm" svg:x2="4.998cm" svg:y2="2.997cm"><text:p/></draw:line><draw:line draw:style-name="gr34" draw:text-style-name="P135" svg:x1="1.014cm" svg:y1="2.997cm" svg:x2="4.998cm" svg:y2="0.5cm"><text:p/></draw:line><draw:frame draw:style-name="gr35" draw:text-style-name="P136" svg:width="0.786cm" svg:height="0.549cm" svg:x="0.4cm" svg:y="0.086cm"><draw:text-box><text:p text:style-name="P119"><text:span text:style-name="T202">M</text:span></text:p></draw:text-box></draw:frame><draw:frame draw:style-name="gr36" draw:text-style-name="P136" svg:width="0.946cm" svg:height="0.5cm" svg:x="4.792cm" svg:y="0.088cm"><draw:text-box><text:p text:style-name="P119"><text:span text:style-name="T202">O</text:span></text:p></draw:text-box></draw:frame><draw:frame draw:style-name="gr37" draw:text-style-name="P136" svg:width="0.946cm" svg:height="0.625cm" svg:x="4.792cm" svg:y="2.849cm"><draw:text-box><text:p text:style-name="P119"><text:span text:style-name="T202">U</text:span></text:p></draw:text-box></draw:frame><draw:frame draw:style-name="gr37" draw:text-style-name="P136" svg:width="0.95cm" svg:height="0.625cm" svg:x="0.501cm" svg:y="2.826cm"><draw:text-box><text:p text:style-name="P119"><text:span text:style-name="T202">L</text:span></text:p></draw:text-box></draw:frame><draw:frame draw:style-name="gr37" draw:text-style-name="P136" svg:width="0.95cm" svg:height="0.625cm" svg:x="2.663cm" svg:y="1.139cm"><draw:text-box><text:p text:style-name="P119"><text:span text:style-name="T202">E</text:span></text:p></draw:text-box></draw:frame><draw:rect draw:style-name="gr38" draw:text-style-name="P137" svg:width="4.001cm" svg:height="2.5cm" svg:x="0.998cm" svg:y="0.501cm"><text:p/></draw:rect></draw:g><draw:custom-shape draw:style-name="gr39" draw:text-style-name="P123" svg:width="0.68cm" svg:height="0.585cm" svg:x="4.614cm" svg:y="0.235cm"><text:p/><draw:enhanced-geometry draw:glue-point-type="segments" draw:type="mso-spt100" draw:modifiers="-178.095040411524 148.32564963111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0" draw:text-style-name="P124" svg:width="0.627cm" svg:height="0.629cm" svg:x="4.687cm" svg:y="2.674cm"><text:p/><draw:enhanced-geometry draw:glue-point-type="segments" draw:type="mso-spt100" draw:modifiers="-90 -145.92654636288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1" draw:text-style-name="P125" svg:width="0.832cm" svg:height="0.615cm" svg:x="0.646cm" svg:y="0.219cm"><text:p/><draw:enhanced-geometry draw:glue-point-type="segments" draw:type="mso-spt100" draw:modifiers="42.6610886303493 -3.5072894843221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text:h>
        </text:list-header>
      </text:list>
      <text:list xml:id="list124956064393098" text:continue-list="list124957696394051" text:style-name="_5f_Numérotation_20_des_20_exercices">
        <text:list-item>
          <text:list>
            <text:list-item>
              <text:p text:style-name="_5f_Paragraphe_5f_avec_5f_Num_5f_Question"><text:span text:style-name="_5f_Caractères">Code en bleu l'angle </text:span><text:span text:style-name="_5f_Caractères"><draw:frame draw:style-name="fr9" draw:name="Objet1" text:anchor-type="as-char" svg:y="-0.34cm" svg:width="0.721cm" svg:height="0.416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span>.</text:p>
            </text:list-item>
            <text:list-item>
              <text:p text:style-name="_5f_Paragraphe_5f_avec_5f_Num_5f_Question"><text:span text:style-name="_5f_Caractères">Code en rouge l'angle </text:span><text:span text:style-name="_5f_Caractères"><draw:frame draw:style-name="fr9" draw:name="Objet2" text:anchor-type="as-char" svg:y="-0.34cm" svg:width="0.721cm" svg:height="0.416cm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span>.</text:p>
            </text:list-item>
            <text:list-item>
              <text:p text:style-name="_5f_Paragraphe_5f_avec_5f_Num_5f_Question"><text:span text:style-name="_5f_Caractères">Code en vert l'angle </text:span><text:span text:style-name="_5f_Caractères"><draw:frame draw:style-name="fr9" draw:name="Objet16" text:anchor-type="as-char" svg:y="-0.34cm" svg:width="0.681cm" svg:height="0.416cm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span>.</text:p>
            </text:list-item>
            <text:list-item>
              <text:p text:style-name="_5f_Paragraphe_5f_avec_5f_Num_5f_Question">Nomme les angles dont le sommet est L et un côté est [LU). </text:p>
            </text:list-item>
          </text:list>
        </text:list-item>
      </text:list>
      <text:list xml:id="list124956025724219" text:continue-list="list124956709633587" text:style-name="_5f_Numérotation_20_des_20_exercices">
        <text:list-item>
          <text:list>
            <text:list-header>
              <text:p text:style-name="P111"><text:span text:style-name="_5f_pointillés_20_gris"><text:span text:style-name="T184"><draw:frame draw:style-name="fr8" draw:name="Objet4" text:anchor-type="as-char" svg:y="-0.376cm" svg:width="0.954cm" svg:height="0.459cm" draw:z-index="392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_5f_pointillés_20_gris"><text:span text:style-name="T186">;</text:span></text:span><text:span text:style-name="_5f_pointillés_20_gris"><text:span text:style-name="T186"><draw:frame draw:style-name="fr8" draw:name="Objet5" text:anchor-type="as-char" svg:y="-0.381cm" svg:width="0.915cm" svg:height="0.464cm" draw:z-index="393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span><text:span text:style-name="_5f_Caractères_5f_correction"><text:span text:style-name="T195"> (ou</text:span></text:span><text:span text:style-name="_5f_Caractères_5f_correction"><text:span text:style-name="T195"><draw:frame draw:style-name="fr8" draw:name="Objet6" text:anchor-type="as-char" svg:y="-0.376cm" svg:width="0.873cm" svg:height="0.459cm" draw:z-index="39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text:span text:style-name="_5f_Caractères_5f_correction"><text:span text:style-name="T195">).</text:span></text:span></text:p>
            </text:list-header>
          </text:list>
        </text:list-item>
      </text:list>
      <text:list xml:id="list124957389132048" text:continue-list="list124956064393098" text:style-name="_5f_Numérotation_20_des_20_exercices">
        <text:list-item>
          <text:list>
            <text:list-item>
              <text:p text:style-name="_5f_Paragraphe_5f_avec_5f_Num_5f_Question"><text:span text:style-name="_5f_Caractères">Nomme les angles dont le sommet est O et un côté est [OL). </text:span></text:p>
            </text:list-item>
          </text:list>
        </text:list-item>
      </text:list>
      <text:list xml:id="list124957473805771" text:continue-list="list124956025724219" text:style-name="_5f_Numérotation_20_des_20_exercices">
        <text:list-item>
          <text:list>
            <text:list-header>
              <text:p text:style-name="P111"><text:span text:style-name="_5f_pointillés_20_gris"><text:span text:style-name="T184"><draw:frame draw:style-name="fr8" draw:name="Objet7" text:anchor-type="as-char" svg:y="-0.381cm" svg:width="0.963cm" svg:height="0.464cm" draw:z-index="3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pointillés_20_gris">;</text:span><text:span text:style-name="_5f_pointillés_20_gris"><draw:frame draw:style-name="fr8" draw:name="Objet8" text:anchor-type="as-char" svg:y="-0.381cm" svg:width="0.915cm" svg:height="0.464cm" draw:z-index="396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_5f_pointillés_20_gris">;</text:span><text:span text:style-name="T186"><draw:frame draw:style-name="fr8" draw:name="Objet9" text:anchor-type="as-char" svg:y="-0.381cm" svg:width="0.88cm" svg:height="0.464cm" draw:z-index="397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_5f_Caractères_5f_correction"><text:span text:style-name="T195">(angle nul)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1cm" draw:dots2="1" draw:dots2-length="0.001cm" draw:distance="0.001cm"/>
    <draw:stroke-dash draw:name="Dashed_20__28_var_29__20_6864" draw:display-name="Dashed (var) 6864" draw:style="rect" draw:dots1="1" draw:dots1-length="0.001cm" draw:dots2="1" draw:dots2-length="0.001cm" draw:distance="0.001cm"/>
    <draw:stroke-dash draw:name="Dashed_20__28_var_29__20_6865" draw:display-name="Dashed (var) 6865" draw:style="rect" draw:dots1="1" draw:dots1-length="0.001cm" draw:dots2="1" draw:dots2-length="0.001cm" draw:distance="0.001cm"/>
    <draw:stroke-dash draw:name="Dashed_20__28_var_29__20_6866" draw:display-name="Dashed (var) 6866" draw:style="rect" draw:dots1="1" draw:dots1-length="0.001cm" draw:dots2="1" draw:dots2-length="0.001cm" draw:distance="0.001cm"/>
    <draw:stroke-dash draw:name="Dashed_20__28_var_29__20_6867" draw:display-name="Dashed (var) 6867" draw:style="rect" draw:dots1="1" draw:dots1-length="0.001cm" draw:dots2="1" draw:dots2-length="0.001cm" draw:distance="0.001cm"/>
    <draw:stroke-dash draw:name="Dashed_20__28_var_29__20_6868" draw:display-name="Dashed (var) 6868" draw:style="rect" draw:dots1="1" draw:dots1-length="0.001cm" draw:dots2="1" draw:dots2-length="0.001cm" draw:distance="0.001cm"/>
    <draw:stroke-dash draw:name="Dashed_20__28_var_29__20_6869" draw:display-name="Dashed (var) 6869" draw:style="rect" draw:dots1="1" draw:dots1-length="0.001cm" draw:dots2="1" draw:dots2-length="0.001cm" draw:distance="0.001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1cm" draw:dots2="1" draw:dots2-length="0.001cm" draw:distance="0.001cm"/>
    <draw:stroke-dash draw:name="Dashed_20__28_var_29__20_6871" draw:display-name="Dashed (var) 6871" draw:style="rect" draw:dots1="1" draw:dots1-length="0.001cm" draw:dots2="1" draw:dots2-length="0.001cm" draw:distance="0.001cm"/>
    <draw:stroke-dash draw:name="Dashed_20__28_var_29__20_6872" draw:display-name="Dashed (var) 6872" draw:style="rect" draw:dots1="1" draw:dots1-length="0.001cm" draw:dots2="1" draw:dots2-length="0.001cm" draw:distance="0.001cm"/>
    <draw:stroke-dash draw:name="Dashed_20__28_var_29__20_6873" draw:display-name="Dashed (var) 6873" draw:style="rect" draw:dots1="1" draw:dots1-length="0.009cm" draw:dots2="1" draw:dots2-length="0.009cm" draw:distance="0.009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30c4d7d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oter">
      <style:text-properties officeooo:paragraph-rsid="00c384cf"/>
    </style:style>
    <style:style style:name="MP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margin-left="0cm" fo:margin-right="0cm" fo:margin-top="0cm" fo:margin-bottom="0cm" fo:line-height="100%" fo:text-indent="0cm" style:writing-mode="lr-tb"/>
    </style:style>
    <style:style style:name="MP1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P1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>
      <loext:graphic-properties draw:fill="solid" draw:fill-color="#23ff2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9" style:family="paragraph" style:parent-style-name="_5f_Header_20_G_20_page_20_paire_20__28_G_29_">
      <style:paragraph-properties fo:text-align="start" style:justify-single-word="false"/>
    </style:style>
    <style:style style:name="MP20" style:family="paragraph" style:parent-style-name="_5f_Header_20_G_20_page_20_paire_20__28_G_29_">
      <style:text-properties officeooo:paragraph-rsid="0334a5be"/>
    </style:style>
    <style:style style:name="MP21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officeooo:paragraph-rsid="002aa84d"/>
    </style:style>
    <style:style style:name="MP24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5" style:family="paragraph">
      <loext:graphic-properties draw:fill="solid" draw:fill-color="#7fb241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4" style:family="paragraph" style:parent-style-name="Header">
      <style:paragraph-properties fo:text-align="start" style:justify-single-word="false"/>
      <style:text-properties officeooo:paragraph-rsid="0211dd7e"/>
    </style:style>
    <style:style style:name="MP35" style:family="paragraph" style:parent-style-name="Footer">
      <style:paragraph-properties fo:text-align="start" style:justify-single-word="false"/>
      <style:text-properties officeooo:paragraph-rsid="0211dd7e"/>
    </style:style>
    <style:style style:name="MP36" style:family="paragraph" style:parent-style-name="Footer">
      <style:text-properties officeooo:rsid="0242edd8" officeooo:paragraph-rsid="0242edd8"/>
    </style:style>
    <style:style style:name="MP3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8" style:family="paragraph" style:parent-style-name="Footer">
      <style:text-properties officeooo:paragraph-rsid="008d016c"/>
    </style:style>
    <style:style style:name="MP39" style:family="paragraph" style:parent-style-name="Header">
      <style:paragraph-properties fo:margin-left="0cm" fo:margin-right="0cm" fo:text-indent="0cm" style:auto-text-indent="false"/>
    </style:style>
    <style:style style:name="MP40" style:family="paragraph" style:parent-style-name="Footer">
      <style:text-properties officeooo:paragraph-rsid="010f7046"/>
    </style:style>
    <style:style style:name="MP41" style:family="paragraph" style:parent-style-name="Footer">
      <style:text-properties officeooo:paragraph-rsid="01120261"/>
    </style:style>
    <style:style style:name="MP4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6" style:family="paragraph" style:parent-style-name="_5f_Header_20_D_20_page_20_impaire_20__28_D_29_">
      <style:text-properties officeooo:paragraph-rsid="01a13e78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9" style:family="paragraph" style:parent-style-name="Header">
      <style:paragraph-properties fo:text-align="center" style:justify-single-word="false"/>
      <style:text-properties officeooo:paragraph-rsid="00ab054e"/>
    </style:style>
    <style:style style:name="M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2" style:family="paragraph" style:parent-style-name="Footer">
      <style:paragraph-properties fo:text-align="end" style:justify-single-word="false"/>
      <style:text-properties officeooo:paragraph-rsid="00d4df5c"/>
    </style:style>
    <style:style style:name="MP53" style:family="paragraph" style:parent-style-name="Footer">
      <style:paragraph-properties fo:text-align="start" style:justify-single-word="false"/>
      <style:text-properties officeooo:paragraph-rsid="00d4df5c"/>
    </style:style>
    <style:style style:name="MP54" style:family="paragraph" style:parent-style-name="_5f_Header_20_G_20_page_20_impaire_20__28_D_29_">
      <style:text-properties officeooo:paragraph-rsid="01259ec2"/>
    </style:style>
    <style:style style:name="MP55" style:family="paragraph" style:parent-style-name="_5f_Header_20_G_20_page_20_paire_20__28_G_29_">
      <style:text-properties officeooo:paragraph-rsid="00eb2abc"/>
    </style:style>
    <style:style style:name="MP56" style:family="paragraph" style:parent-style-name="_5f_Footer_20_page_20_paire_20__28_G_29_">
      <style:text-properties fo:font-size="9pt" style:font-size-asian="9pt" style:font-size-complex="9pt"/>
    </style:style>
    <style:style style:name="MP57" style:family="paragraph" style:parent-style-name="_5f_Header_20_N_20_page_20_impaire_20__28_D_29_">
      <style:paragraph-properties fo:text-align="start" style:justify-single-word="false"/>
    </style:style>
    <style:style style:name="MP58" style:family="paragraph" style:parent-style-name="Footer">
      <style:text-properties officeooo:paragraph-rsid="00d4df5c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>
      <loext:graphic-properties draw:fill="solid" draw:fill-color="#d7e12c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7" style:family="paragraph" style:parent-style-name="Footer">
      <style:text-properties officeooo:paragraph-rsid="00863005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2" style:family="paragraph" style:parent-style-name="_5f_Header_20_N_20_page_20_impaire_20__28_D_29_">
      <style:text-properties officeooo:rsid="0277791e" officeooo:paragraph-rsid="0277791e"/>
    </style:style>
    <style:style style:name="MP83" style:family="paragraph" style:parent-style-name="_5f_Header_20_N_20_page_20_impaire_20__28_D_29_">
      <style:text-properties officeooo:rsid="027aa87d" officeooo:paragraph-rsid="027aa87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Footer">
      <style:text-properties officeooo:paragraph-rsid="00a59a60"/>
    </style:style>
    <style:style style:name="MP92" style:family="paragraph" style:parent-style-name="Footer">
      <style:text-properties officeooo:paragraph-rsid="004274bc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6" style:family="paragraph" style:parent-style-name="Footer">
      <style:text-properties officeooo:paragraph-rsid="00d8520c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0" style:family="paragraph" style:parent-style-name="Header">
      <style:paragraph-properties fo:text-align="start" style:justify-single-word="false"/>
      <style:text-properties officeooo:paragraph-rsid="0289fb01"/>
    </style:style>
    <style:style style:name="MP101" style:family="paragraph" style:parent-style-name="Header">
      <style:paragraph-properties fo:text-align="center" style:justify-single-word="false"/>
      <style:text-properties officeooo:paragraph-rsid="00c10aa6"/>
    </style:style>
    <style:style style:name="MP10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rsid="001f8a2d" officeooo:paragraph-rsid="00bd36bc"/>
    </style:style>
    <style:style style:name="MP104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5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rsid="011350d1" officeooo:paragraph-rsid="011350d1"/>
    </style:style>
    <style:style style:name="MP10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8" style:family="paragraph">
      <loext:graphic-properties draw:fill="solid" draw:fill-color="#1ca2b8"/>
    </style:style>
    <style:style style:name="MP109" style:family="paragraph" style:parent-style-name="Footer">
      <style:text-properties officeooo:rsid="001f8a2d" officeooo:paragraph-rsid="002b33ed"/>
    </style:style>
    <style:style style:name="MP110" style:family="paragraph" style:parent-style-name="Footer">
      <style:text-properties officeooo:rsid="0096b4e2" officeooo:paragraph-rsid="0096b4e2"/>
    </style:style>
    <style:style style:name="MP111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2" style:family="paragraph" style:parent-style-name="Footer">
      <style:text-properties officeooo:paragraph-rsid="0096b4e2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1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15" style:family="paragraph" style:parent-style-name="Footer">
      <style:text-properties officeooo:paragraph-rsid="02a682f9"/>
    </style:style>
    <style:style style:name="MP11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8" style:family="paragraph" style:parent-style-name="Header">
      <style:paragraph-properties fo:text-align="start" style:justify-single-word="false"/>
      <style:text-properties officeooo:paragraph-rsid="02a56131"/>
    </style:style>
    <style:style style:name="MP11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2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2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2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23" style:family="paragraph">
      <loext:graphic-properties draw:fill="solid" draw:fill-color="#d62e4e"/>
    </style:style>
    <style:style style:name="MP12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2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3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9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2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16" style:family="text">
      <style:text-properties officeooo:rsid="031de01f"/>
    </style:style>
    <style:style style:name="MT17" style:family="text">
      <style:text-properties officeooo:rsid="0334a5be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21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23" style:family="text">
      <style:text-properties officeooo:rsid="005a3fa8"/>
    </style:style>
    <style:style style:name="MT24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25" style:family="text">
      <style:text-properties officeooo:rsid="00415f3a"/>
    </style:style>
    <style:style style:name="MT26" style:family="text">
      <style:text-properties officeooo:rsid="00386ebd"/>
    </style:style>
    <style:style style:name="MT27" style:family="text">
      <style:text-properties officeooo:rsid="008d016c"/>
    </style:style>
    <style:style style:name="MT28" style:family="text">
      <style:text-properties officeooo:rsid="01fe03f2"/>
    </style:style>
    <style:style style:name="MT29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0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4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6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8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0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3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4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7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0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6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57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5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59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6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2" style:family="text">
      <style:text-properties officeooo:rsid="010c4d3a"/>
    </style:style>
    <style:style style:name="MT63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0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4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5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6" style:family="text">
      <style:text-properties fo:font-size="16pt" style:font-size-asian="16pt" style:font-size-complex="16pt"/>
    </style:style>
    <style:style style:name="MT77" style:family="text"/>
    <style:style style:name="MT7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9" style:family="text">
      <style:text-properties officeooo:rsid="01f8729d"/>
    </style:style>
    <style:style style:name="MT80" style:family="text">
      <style:text-properties officeooo:rsid="01b6dc57"/>
    </style:style>
    <style:style style:name="MT81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5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7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8" style:family="text">
      <style:text-properties officeooo:rsid="00b5d2d1"/>
    </style:style>
    <style:style style:name="MT89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0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4" style:family="text">
      <style:text-properties officeooo:rsid="015f088a"/>
    </style:style>
    <style:style style:name="MT9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7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102" style:family="text">
      <style:text-properties officeooo:rsid="0160d7ef"/>
    </style:style>
    <style:style style:name="MT103" style:family="text">
      <style:text-properties officeooo:rsid="02735980"/>
    </style:style>
    <style:style style:name="MT104" style:family="text">
      <style:text-properties officeooo:rsid="02757f12"/>
    </style:style>
    <style:style style:name="MT105" style:family="text">
      <style:text-properties officeooo:rsid="0272f9e5"/>
    </style:style>
    <style:style style:name="MT106" style:family="text">
      <style:text-properties officeooo:rsid="026ec296"/>
    </style:style>
    <style:style style:name="MT107" style:family="text">
      <style:text-properties officeooo:rsid="0268e0aa"/>
    </style:style>
    <style:style style:name="MT108" style:family="text">
      <style:text-properties officeooo:rsid="0072f07f"/>
    </style:style>
    <style:style style:name="MT109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MT11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1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1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5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7" style:family="text">
      <style:text-properties officeooo:rsid="014407b5"/>
    </style:style>
    <style:style style:name="MT118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1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2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6" style:family="text">
      <style:text-properties officeooo:rsid="00a59a60"/>
    </style:style>
    <style:style style:name="MT127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1" style:family="text">
      <style:text-properties fo:font-variant="small-caps" officeooo:rsid="0054f64f"/>
    </style:style>
    <style:style style:name="MT132" style:family="text">
      <style:text-properties fo:font-variant="small-caps"/>
    </style:style>
    <style:style style:name="MT1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8" style:family="text">
      <style:text-properties officeooo:rsid="00a4cf55"/>
    </style:style>
    <style:style style:name="MT13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3" style:family="text">
      <style:text-properties officeooo:rsid="009e3fdd"/>
    </style:style>
    <style:style style:name="MT144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2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4" style:family="text">
      <style:text-properties fo:font-variant="small-caps" officeooo:rsid="0096b4e2"/>
    </style:style>
    <style:style style:name="MT155" style:family="text">
      <style:text-properties fo:font-variant="small-caps" officeooo:rsid="00a847d5"/>
    </style:style>
    <style:style style:name="MT156" style:family="text">
      <style:text-properties officeooo:rsid="0096b4e2"/>
    </style:style>
    <style:style style:name="MT15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1" style:family="text">
      <style:text-properties officeooo:rsid="0032e83a"/>
    </style:style>
    <style:style style:name="MT162" style:family="text">
      <style:text-properties officeooo:rsid="002b33ed"/>
    </style:style>
    <style:style style:name="MT16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7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1" style:family="text">
      <style:text-properties fo:font-variant="small-caps" officeooo:rsid="007d7a6f"/>
    </style:style>
    <style:style style:name="MT172" style:family="text">
      <style:text-properties officeooo:rsid="00a59037"/>
    </style:style>
    <style:style style:name="MT173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5" style:family="text">
      <style:text-properties fo:font-variant="small-caps" officeooo:rsid="00990660"/>
    </style:style>
    <style:style style:name="MT176" style:family="text">
      <style:text-properties fo:font-variant="small-caps" officeooo:rsid="00b5d2d1"/>
    </style:style>
    <style:style style:name="MT177" style:family="text">
      <style:text-properties fo:font-variant="small-caps" officeooo:rsid="00b6801f"/>
    </style:style>
    <style:style style:name="MT178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2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Mgr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Mgr8" style:family="graphic">
      <style:graphic-properties draw:stroke="none" draw:stroke-dash="Dashed_20__28_var_29__20_68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9" style:family="graphic">
      <style:graphic-properties draw:stroke="none" draw:stroke-dash="Dashed_20__28_var_29__20_68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0" style:family="graphic">
      <style:graphic-properties draw:stroke="none" draw:stroke-dash="Dashed_20__28_var_29__20_68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1" style:family="graphic">
      <style:graphic-properties draw:stroke="none" draw:stroke-dash="Dashed_20__28_var_29__20_68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2" style:family="graphic">
      <style:graphic-properties draw:stroke="none" draw:stroke-dash="Dashed_20__28_var_29__20_68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3" style:family="graphic">
      <style:graphic-properties draw:stroke="none" draw:stroke-dash="Dashed_20__28_var_29__20_68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4" style:family="graphic">
      <style:graphic-properties draw:stroke="none" draw:stroke-dash="Dashed_20__28_var_29__20_68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5" style:family="graphic">
      <style:graphic-properties draw:stroke="none" draw:stroke-dash="Dashed_20__28_var_29__20_68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6" style:family="graphic">
      <style:graphic-properties draw:stroke="none" draw:stroke-dash="Dashed_20__28_var_29__20_68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2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7" style:family="graphic">
      <style:graphic-properties draw:stroke="none" draw:stroke-dash="Dashed_20__28_var_29__20_687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Mgr18" style:family="graphic">
      <style:graphic-properties draw:stroke="solid" svg:stroke-width="0.03cm" svg:stroke-color="#00ff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Mgr19" style:family="graphic">
      <style:graphic-properties draw:stroke="solid" svg:stroke-width="0.03cm" svg:stroke-color="#0000ff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Mgr20" style:family="graphic">
      <style:graphic-properties draw:stroke="solid" svg:stroke-width="0.03cm" svg:stroke-color="#ff0000" draw:marker-start="" draw:marker-start-width="0.243cm" draw:marker-start-center="false" draw:marker-end="" draw:marker-end-width="0.243cm" draw:marker-end-center="false" draw:fill="solid" draw:fill-color="#99ccff" draw:textarea-horizontal-align="center" draw:textarea-vertical-align="middle" fo:padding-top="0.141cm" fo:padding-bottom="0.141cm" fo:padding-left="0.266cm" fo:padding-right="0.266cm" draw:shadow="hidden" draw:shadow-offset-x="0.3cm" draw:shadow-offset-y="0.3cm" draw:shadow-color="#808080" style:run-through="foreground"/>
    </style:style>
    <style:style style:name="Mgr2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Mgr22" style:family="graphic">
      <style:graphic-properties draw:stroke="solid" svg:stroke-width="0.03cm" svg:stroke-color="#ff0000" draw:marker-start="" draw:marker-start-width="0.288cm" draw:marker-start-center="false" draw:marker-end="" draw:marker-end-width="0.288cm" draw:marker-end-center="false" draw:fill="solid" draw:fill-color="#ff0000" draw:textarea-horizontal-align="justify" draw:textarea-vertical-align="middle" draw:auto-grow-height="false" fo:min-height="0.25cm" fo:min-width="0.002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Mgr23" style:family="graphic">
      <style:graphic-properties draw:stroke="solid" svg:stroke-width="0.03cm" svg:stroke-color="#00ff00" draw:marker-start="" draw:marker-start-width="0.245cm" draw:marker-start-center="false" draw:marker-end="" draw:marker-end-width="0.245cm" draw:marker-end-center="false" draw:fill="solid" draw:fill-color="#23ff23" draw:textarea-horizontal-align="justify" draw:textarea-vertical-align="middle" draw:auto-grow-height="false" fo:min-height="0.25cm" fo:min-width="0.002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Mgr24" style:family="graphic">
      <style:graphic-properties draw:stroke="solid" svg:stroke-width="0.03cm" svg:stroke-color="#0000ff" draw:marker-start="" draw:marker-start-width="0.245cm" draw:marker-start-center="false" draw:marker-end="" draw:marker-end-width="0.245cm" draw:marker-end-center="false" draw:fill="solid" draw:fill-color="#0000ff" draw:textarea-horizontal-align="justify" draw:textarea-vertical-align="middle" draw:auto-grow-height="false" fo:min-height="0.563cm" fo:min-width="0.497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Mgr25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000000" draw:textarea-horizontal-align="justify" draw:textarea-vertical-align="middle" draw:auto-grow-height="false" fo:min-height="0.252cm" fo:min-width="0.002cm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M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2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3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3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88" draw:name="Shape3_34" draw:style-name="Mgr1" draw:text-style-name="MP1" svg:x1="15.448cm" svg:y1="0.365cm" svg:x2="20.496cm" svg:y2="0.36cm"><text:p/></draw:line><text:span text:style-name="MT1">Angles</text:span><text:span text:style-name="MT2"> : </text:span><text:span text:style-name="MT3">Calculer des mesures d’angle</text:span></text:p>
      </style:header>
      <style:header-left>
        <text:p text:style-name="_5f_Header_20_G_20_page_20_paire_20__28_G_29_"><draw:line text:anchor-type="paragraph" draw:z-index="89" draw:name="Shape3_36" draw:style-name="Mgr1" draw:text-style-name="MP1" svg:x1="15.448cm" svg:y1="0.365cm" svg:x2="20.496cm" svg:y2="0.36cm"><text:p/></draw:line><text:span text:style-name="MT1">Angles : </text:span><text:span text:style-name="MT3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6">Calculer des </text:span><text:span text:style-name="MT7">Mesure</text:span><text:span text:style-name="MT6">s</text:span><text:span text:style-name="MT7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8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90" draw:name="Shape4_18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91" draw:name="Shape4_18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8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9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9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_5f_Header_20_G_20_page_20_paire_20__28_G_29_"><draw:line text:anchor-type="paragraph" draw:z-index="96" draw:name="Shape3_30" draw:style-name="Mgr1" draw:text-style-name="MP1" svg:x1="11.435cm" svg:y1="0.388cm" svg:x2="20.496cm" svg:y2="0.36cm"><text:p/></draw:line><text:span text:style-name="MT12">Angles</text:span> : <text:span text:style-name="MT12">Mesurer un angle</text:span></text:p>
      </style:header-left>
      <style:footer>
        <text:p text:style-name="MP4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95" draw:name="Shape4_17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3">Angles </text:span><text:span text:style-name="MT11">: </text:span><text:span text:style-name="MT13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02" draw:name="Shape3_35" draw:style-name="Mgr1" draw:text-style-name="MP1" svg:x1="9.073cm" svg:y1="0.358cm" svg:x2="20.496cm" svg:y2="0.36cm"><text:p/></draw:line><draw:g text:anchor-type="paragraph" draw:z-index="399" draw:name="Forme2" draw:style-name="Mgr5"><draw:polyline draw:style-name="Mgr6" draw:text-style-name="MP8" svg:width="2.81cm" svg:height="2.92cm" svg:x="15.123cm" svg:y="2.094cm" svg:viewBox="0 0 2811 2921" draw:points="0,0 2811,1423 174,2921"><text:p/></draw:polyline><draw:polyline draw:style-name="Mgr7" draw:text-style-name="MP8" svg:width="1.46cm" svg:height="3.409cm" svg:x="15.806cm" svg:y="1.833cm" svg:viewBox="0 0 1461 3410" draw:points="0,0 841,3410 1461,16 1461,16"><text:p/></draw:polyline><draw:frame draw:style-name="Mgr8" draw:text-style-name="MP10" svg:width="0.249cm" svg:height="0.424cm" svg:x="16.856cm" svg:y="4.163cm"><draw:text-box><text:p text:style-name="MP9"><text:span text:style-name="MT14">R</text:span></text:p></draw:text-box></draw:frame><draw:frame draw:style-name="Mgr9" draw:text-style-name="MP10" svg:width="0.235cm" svg:height="0.424cm" svg:x="16.11cm" svg:y="4.103cm"><draw:text-box><text:p text:style-name="MP9"><text:span text:style-name="MT14">K</text:span></text:p></draw:text-box></draw:frame><draw:frame draw:style-name="Mgr10" draw:text-style-name="MP10" svg:width="0.269cm" svg:height="0.424cm" svg:x="17.129cm" svg:y="2.764cm"><draw:text-box><text:p text:style-name="MP9"><text:span text:style-name="MT14">H</text:span></text:p></draw:text-box></draw:frame><draw:frame draw:style-name="Mgr11" draw:text-style-name="MP10" svg:width="0.214cm" svg:height="0.424cm" svg:x="15.731cm" svg:y="2.528cm"><draw:text-box><text:p text:style-name="MP9"><text:span text:style-name="MT14">F</text:span></text:p></draw:text-box></draw:frame><draw:frame draw:style-name="Mgr12" draw:text-style-name="MP10" svg:width="0.278cm" svg:height="0.424cm" svg:x="16.563cm" svg:y="5.327cm"><draw:text-box><text:p text:style-name="MP9"><text:span text:style-name="MT14">G</text:span></text:p></draw:text-box></draw:frame><draw:frame draw:style-name="Mgr13" draw:text-style-name="MP10" svg:width="0.232cm" svg:height="0.424cm" svg:x="17.983cm" svg:y="3.378cm"><draw:text-box><text:p text:style-name="MP9"><text:span text:style-name="MT14">E</text:span></text:p></draw:text-box></draw:frame><draw:frame draw:style-name="Mgr14" draw:text-style-name="MP11" svg:width="0.198cm" svg:height="0.489cm" svg:x="17.308cm" svg:y="1.771cm"><draw:text-box><text:p text:style-name="MP9"><text:span text:style-name="MT15">x</text:span></text:p></draw:text-box></draw:frame><draw:frame draw:style-name="Mgr15" draw:text-style-name="MP11" svg:width="0.168cm" svg:height="0.489cm" svg:x="15.184cm" svg:y="4.565cm"><draw:text-box><text:p text:style-name="MP9"><text:span text:style-name="MT15">z</text:span></text:p></draw:text-box></draw:frame><draw:frame draw:style-name="Mgr16" draw:text-style-name="MP11" svg:width="0.13cm" svg:height="0.491cm" svg:x="15.071cm" svg:y="2.055cm"><draw:text-box><text:p text:style-name="MP9"><text:span text:style-name="MT15">t</text:span></text:p></draw:text-box></draw:frame><draw:frame draw:style-name="Mgr17" draw:text-style-name="MP11" svg:width="0.198cm" svg:height="0.489cm" svg:x="15.837cm" svg:y="1.542cm"><draw:text-box><text:p text:style-name="MP9"><text:span text:style-name="MT15">y</text:span></text:p></draw:text-box></draw:frame><draw:ellipse draw:style-name="Mgr18" draw:text-style-name="MP12" svg:width="0.576cm" svg:height="0.574cm" svg:x="16.515cm" svg:y="3.877cm" draw:kind="arc" draw:start-angle="31.05" draw:end-angle="70.15"><text:p/></draw:ellipse><draw:circle draw:style-name="Mgr19" draw:text-style-name="MP12" svg:width="0.489cm" svg:height="0.489cm" svg:x="16.399cm" svg:y="4.895cm" draw:kind="arc" draw:start-angle="74.4" draw:end-angle="108.73"><text:p/></draw:circle><draw:circle draw:style-name="Mgr20" draw:text-style-name="MP12" svg:width="0.526cm" svg:height="0.526cm" svg:x="15.714cm" svg:y="2.235cm" draw:kind="arc" draw:start-angle="329.47" draw:end-angle="106"><text:p/></draw:circle><draw:ellipse draw:style-name="Mgr21" draw:text-style-name="MP12" svg:width="0.488cm" svg:height="0.489cm" draw:transform="skewX (0.00366519142918812) rotate (0.0726056968829641) translate (16.8292638888889cm 2.8575cm)" draw:kind="arc" draw:start-angle="150.96" draw:end-angle="229.52"><text:p/></draw:ellipse><draw:custom-shape draw:style-name="Mgr22" draw:text-style-name="MP13" svg:width="0.532cm" svg:height="0.53cm" svg:x="15.722cm" svg:y="2.249cm"><text:p/><draw:enhanced-geometry draw:glue-point-type="segments" draw:type="mso-spt100" draw:modifiers="26.6355256550832 -101.99242045082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Mgr23" draw:text-style-name="MP14" svg:width="0.532cm" svg:height="0.53cm" svg:x="16.606cm" svg:y="3.842cm"><text:p/><draw:enhanced-geometry draw:glue-point-type="segments" draw:type="mso-spt100" draw:modifiers="-29.3921757552393 -77.988521613634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Mgr24" draw:text-style-name="MP15" svg:width="1.027cm" svg:height="0.842cm" svg:x="16.119cm" svg:y="4.779cm"><text:p/><draw:enhanced-geometry draw:glue-point-type="segments" draw:type="mso-spt100" draw:modifiers="-79.4528763890034 -100.46563133665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Mgr25" draw:text-style-name="MP16" svg:width="0.532cm" svg:height="0.532cm" svg:x="16.775cm" svg:y="2.801cm"><text:p/><draw:enhanced-geometry draw:glue-point-type="segments" draw:type="mso-spt100" draw:modifiers="-154.475524643706 99.541084229745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Nommer <text:span text:style-name="MT16">des</text:span> angle<text:span text:style-name="MT16">s</text:span></text:p>
      </style:header>
      <style:footer>
        <text:p text:style-name="MP17"><draw:frame draw:style-name="Mfr3" draw:name="Frame7111111211" text:anchor-type="paragraph" svg:y="-0.06cm" draw:z-index="100"><draw:text-box fo:min-height="0.499cm" fo:min-width="7.096cm"><draw:frame draw:style-name="Mfr2" draw:name="Frame811111121" text:anchor-type="frame" svg:x="0.45cm" svg:y="0.079cm" svg:width="0.817cm" draw:z-index="101"><draw:text-box fo:min-height="0.355cm"><text:p text:style-name="MP2"><text:page-number text:select-page="current">233</text:page-number></text:p></draw:text-box></draw:frame><text:p text:style-name="MP18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97" draw:name="Shape4_18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98" draw:name="Shape4_18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8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04" draw:name="Shape3_7" draw:style-name="Mgr1" draw:text-style-name="MP1" svg:x1="15.12cm" svg:y1="0.36cm" svg:x2="20.496cm" svg:y2="0.36cm"><text:p/></draw:line><text:s/><text:span text:style-name="MT17">Angles : </text:span>Angles : <text:span text:style-name="MT18">Comprendre la notion d’angle</text:span></text:p>
      </style:header>
      <style:header-left>
        <text:p text:style-name="MP19"><draw:line text:anchor-type="paragraph" draw:z-index="105" draw:name="Shape3_29" draw:style-name="Mgr1" draw:text-style-name="MP1" svg:x1="15.12cm" svg:y1="0.36cm" svg:x2="20.496cm" svg:y2="0.36cm"><text:p/></draw:line>Angles : <text:span text:style-name="MT18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4">Angles : </text:span><text:span text:style-name="MT19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20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0"><draw:line text:anchor-type="paragraph" draw:z-index="103" draw:name="Shape3_33" draw:style-name="Mgr1" draw:text-style-name="MP1" svg:x1="15.12cm" svg:y1="0.36cm" svg:x2="20.496cm" svg:y2="0.36cm"><text:p/></draw:line><text:s/><text:span text:style-name="MT21">Angles</text:span> : <text:span text:style-name="MT18">Comprendre la notion d’angle</text:span></text:p>
      </style:header>
      <style:footer>
        <text:p text:style-name="MP4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/text:p>
      </style:footer>
      <style:footer-left>
        <text:p text:style-name="MP4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2">Angles</text:span><text:span text:style-name="MT11"> : </text:span><text:span text:style-name="MT22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1">Volumes : Volumes par comptage</text:p>
      </style:header>
      <style:footer>
        <text:p text:style-name="MP4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203" draw:name="Shape4_179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/><text:span text:style-name="MT23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4"><draw:line text:anchor-type="paragraph" draw:z-index="196" draw:name="Shape7_8" draw:style-name="Mgr27" draw:text-style-name="MP1" svg:x1="9.042cm" svg:y1="0.36cm" svg:x2="20.461cm" svg:y2="0.36cm"><text:p/></draw:line><draw:path text:anchor-type="paragraph" draw:z-index="197" draw:name="Shape5_1" draw:style-name="Mgr28" draw:text-style-name="MP25" svg:width="4.329cm" svg:height="2.24cm" svg:x="-1.499cm" svg:y="-1cm" svg:viewBox="0 0 4330 2241" svg:d="M0 2241l3984-288c209-15 363-168 345-342l-170-1611h-4159z"><text:p/></draw:path><draw:frame text:anchor-type="paragraph" draw:z-index="198" draw:name="Shape6_2" draw:style-name="Mgr29" draw:text-style-name="MP26" svg:width="2.703cm" svg:height="0.715cm" draw:transform="rotate (0.0872664625997165) translate (-0.172861111111111cm 0.218722222222222cm)"><draw:text-box><text:p text:style-name="MP1"><text:span text:style-name="MT24">Série 1</text:span></text:p></draw:text-box></draw:frame>T<text:span text:style-name="MT25">itre de la série</text:span></text:p>
      </style:header>
      <style:header-left>
        <text:p text:style-name="MP24"><draw:line text:anchor-type="paragraph" draw:z-index="200" draw:name="Shape7_9" draw:style-name="Mgr27" draw:text-style-name="MP1" svg:x1="9.042cm" svg:y1="0.36cm" svg:x2="20.461cm" svg:y2="0.36cm"><text:p/></draw:line><draw:path text:anchor-type="paragraph" draw:z-index="201" draw:name="Shape5_2" draw:style-name="Mgr28" draw:text-style-name="MP25" svg:width="4.329cm" svg:height="2.24cm" svg:x="-1.499cm" svg:y="-1cm" svg:viewBox="0 0 4330 2241" svg:d="M0 2241l3984-288c209-15 363-168 345-342l-170-1611h-4159z"><text:p/></draw:path><draw:frame text:anchor-type="paragraph" draw:z-index="202" draw:name="Shape6_5" draw:style-name="Mgr29" draw:text-style-name="MP26" svg:width="2.703cm" svg:height="0.715cm" draw:transform="rotate (0.0872664625997165) translate (-0.172861111111111cm 0.218722222222222cm)"><draw:text-box><text:p text:style-name="MP1"><text:span text:style-name="MT24">Série 1</text:span></text:p></draw:text-box></draw:frame>T<text:span text:style-name="MT25">itre de la série</text:span></text:p>
      </style:header-left>
      <style:footer>
        <text:p text:style-name="MP4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99" draw:name="Shape8_5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6">Angles</text:span> • <text:span text:style-name="MT26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27"><text:span text:style-name="MT27"><text:s text:c="15"/>A</text:span>ires : Aires de triangles</text:p>
      </style:header>
      <style:footer>
        <text:p text:style-name="MP17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95" draw:name="Shape4_178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92" draw:name="Shape4_18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93" draw:name="Shape4_18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83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29"><text:span text:style-name="MT27"><text:s text:c="15"/>A</text:span>ires : Calculer une aire</text:p>
      </style:header>
      <style:footer>
        <text:p text:style-name="MP17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163" draw:name="Shape4_161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64" draw:name="Shape4_159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65" draw:name="Shape4_16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58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8">Aires </text:span>: <text:span text:style-name="MT28">problèmes <text:s text:c="4"/></text:span></text:h>
      </style:footer>
      <style:footer-left>
        <text:p text:style-name="MP31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2"><text:span text:style-name="MT27"><text:s text:c="15"/>A</text:span>ires : Aire et unité</text:p>
      </style:header>
      <style:header-left>
        <text:p text:style-name="MP32"><text:span text:style-name="MT27"><text:s text:c="15"/>A</text:span>ires : Aire et unité</text:p>
      </style:header-left>
      <style:footer>
        <text:p text:style-name="MP17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33" draw:name="Shape4_157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34" draw:name="Shape4_10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35" draw:name="Shape4_15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15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4"><text:span text:style-name="MT29">Conversions d’unités : </text:span><text:span text:style-name="MT30">Problèmes</text:span></text:p>
      </style:header>
      <style:header-left>
        <text:p text:style-name="MP34"><text:span text:style-name="MT29">Conversions d’unités : </text:span><text:span text:style-name="MT30">Problèmes</text:span></text:p>
      </style:header-left>
      <style:footer>
        <text:p text:style-name="MP17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32">problèmes</text:span></text:p></draw:text-box></draw:frame><draw:g text:anchor-type="paragraph" draw:z-index="237" draw:name="Shape4_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7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33">Conversions d’unités : </text:span><text:span text:style-name="MT32">problèmes</text:span></text:p></draw:text-box></draw:frame><draw:g text:anchor-type="paragraph" draw:z-index="238" draw:name="Shape4_142" draw:style-name="Mgr2"><draw:path draw:style-name="Mgr3" draw:text-style-name="MP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34">Conversions d’unités : </text:span><text:span text:style-name="MT30">Problèmes</text:span></text:p>
      </style:header>
      <style:header-left>
        <text:p text:style-name="_5f_Header_20_N_20_page_20_paire_20__28_G_29_"><text:s/><text:span text:style-name="MT34">Conversions d’unités : </text:span><text:span text:style-name="MT30">Problèmes</text:span></text:p>
      </style:header-left>
      <style:footer>
        <text:p text:style-name="MP4"><draw:frame draw:style-name="Mfr3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32">problèmes</text:span></text:p></draw:text-box></draw:frame><draw:g text:anchor-type="paragraph" draw:z-index="239" draw:name="Shape4_14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5">Conversions d’unités </text:span><text:span text:style-name="MT11">: </text:span><text:span text:style-name="MT35">problèmes</text:span></text:p></draw:text-box></draw:frame><draw:g text:anchor-type="paragraph" draw:z-index="240" draw:name="Shape4_63" draw:style-name="Mgr2"><draw:path draw:style-name="Mgr3" draw:text-style-name="MP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29">Conversions d’unités : </text:span><text:span text:style-name="MT36">Aires</text:span></text:p>
      </style:header>
      <style:header-left>
        <text:p text:style-name="_5f_Header_20_N_20_page_20_paire_20__28_G_29_"><text:span text:style-name="MT29">Conversions d’unités : </text:span><text:span text:style-name="MT36">Aires</text:span></text:p>
      </style:header-left>
      <style:footer>
        <text:p text:style-name="MP17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1">Conversions d’unités : </text:span><text:span text:style-name="MT37">Aires</text:span></text:h></draw:text-box></draw:frame><draw:g text:anchor-type="paragraph" draw:z-index="241" draw:name="Shape4_14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7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34">Conversions d’unités : </text:span><text:span text:style-name="MT36">Aires</text:span></text:p>
      </style:header>
      <style:header-left>
        <text:p text:style-name="Header"><text:s/><text:span text:style-name="MT34">Conversions d’unités : </text:span><text:span text:style-name="MT36">Aires</text:span></text:p>
      </style:header-left>
      <style:footer>
        <text:p text:style-name="MP4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37">aires</text:span></text:p></draw:text-box></draw:frame><draw:g text:anchor-type="paragraph" draw:z-index="242" draw:name="Shape4_5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43" draw:name="Shape4_153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29">Conversions d’unités : </text:span><text:span text:style-name="MT38">Vitesse</text:span></text:p>
      </style:header>
      <style:header-left>
        <text:p text:style-name="_5f_Header_20_N_20_page_20_impaire_20__28_D_29_"><text:span text:style-name="MT29">Conversions d’unités : </text:span><text:span text:style-name="MT38">Vitesse</text:span></text:p>
      </style:header-left>
      <style:footer>
        <text:p text:style-name="MP17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39">vitesse</text:span><text:span text:style-name="MT11"> </text:span></text:p></draw:text-box></draw:frame><draw:g text:anchor-type="paragraph" draw:z-index="245" draw:name="Shape4_14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7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46" draw:name="Shape4_4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3">Conversions d’unités : </text:span><text:span text:style-name="MT39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34">Conversions d’unités : </text:span><text:span text:style-name="MT40">Temps et durées</text:span></text:p>
      </style:header>
      <style:header-left>
        <text:p text:style-name="_5f_Header_20_N_20_page_20_impaire_20__28_D_29_"><text:s/><text:span text:style-name="MT34">Conversions d’unités : </text:span><text:span text:style-name="MT40">Temps et durées</text:span></text:p>
      </style:header-left>
      <style:footer>
        <text:p text:style-name="MP4"><draw:frame draw:style-name="Mfr3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41">Temps et </text:span><text:span text:style-name="MT42">Durée</text:span><text:span text:style-name="MT11"> </text:span></text:p></draw:text-box></draw:frame><draw:g text:anchor-type="paragraph" draw:z-index="247" draw:name="Shape4_13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48" draw:name="Shape4_14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144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29">Conversions d’unités : </text:span><text:span text:style-name="MT43">Temps et d</text:span><text:span text:style-name="MT44">urées</text:span></text:p>
      </style:header>
      <style:header-left>
        <text:p text:style-name="_5f_Header_20_N_20_page_20_impaire_20__28_D_29_"><text:span text:style-name="MT29">Conversions d’unités : </text:span><text:span text:style-name="MT43">Temps et d</text:span><text:span text:style-name="MT44">urées</text:span></text:p>
      </style:header-left>
      <style:footer>
        <text:p text:style-name="MP17"><draw:frame draw:style-name="Mfr3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45">temps et </text:span><text:span text:style-name="MT46">durées</text:span><text:span text:style-name="MT11"> </text:span></text:p></draw:text-box></draw:frame><draw:g text:anchor-type="paragraph" draw:z-index="250" draw:name="Shape4_13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7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51" draw:name="Shape4_141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3">Conversions d’unités : </text:span><text:span text:style-name="MT45">temps et </text:span><text:span text:style-name="MT46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34">Conversions d’unités : </text:span><text:span text:style-name="MT43">Temps et d</text:span><text:span text:style-name="MT44">urées</text:span></text:p>
      </style:header>
      <style:header-left>
        <text:p text:style-name="Header"><text:s/><text:span text:style-name="MT34">Conversions d’unités : </text:span><text:span text:style-name="MT43">Temps et d</text:span><text:span text:style-name="MT44">urées</text:span></text:p>
      </style:header-left>
      <style:footer>
        <text:p text:style-name="MP4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45">temps et </text:span><text:span text:style-name="MT46">durées</text:span><text:span text:style-name="MT11"> </text:span></text:p></draw:text-box></draw:frame><draw:g text:anchor-type="paragraph" draw:z-index="252" draw:name="Shape4_13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53" draw:name="Shape4_13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13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29">Conversions d’unités : </text:span><text:span text:style-name="MT47">Capacités</text:span></text:p>
      </style:header>
      <style:header-left>
        <text:p text:style-name="_5f_Header_20_N_20_page_20_impaire_20__28_D_29_"><text:span text:style-name="MT29">Conversions d’unités : </text:span><text:span text:style-name="MT47">Capacités</text:span></text:p>
      </style:header-left>
      <style:footer>
        <text:p text:style-name="MP17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48">Capacités</text:span><text:span text:style-name="MT11"> </text:span></text:p></draw:text-box></draw:frame><draw:g text:anchor-type="paragraph" draw:z-index="255" draw:name="Shape4_14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7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34">Conversions d’unités : </text:span><text:span text:style-name="MT47">Capacités</text:span></text:p>
      </style:header>
      <style:header-left>
        <text:p text:style-name="Header"><text:s/><text:span text:style-name="MT34">Conversions d’unités : </text:span><text:span text:style-name="MT47">Capacités</text:span></text:p>
      </style:header-left>
      <style:footer>
        <text:p text:style-name="MP4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49">capacités</text:span><text:span text:style-name="MT11"> </text:span></text:p></draw:text-box></draw:frame><draw:g text:anchor-type="paragraph" draw:z-index="256" draw:name="Shape4_13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57" draw:name="Shape4_134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3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50"><text:s/></text:span><text:span text:style-name="MT34">Conversions d’unités : </text:span><text:span text:style-name="MT50">masses</text:span></text:p>
      </style:header>
      <style:header-left>
        <text:p text:style-name="_5f_Header_20_N_20_page_20_impaire_20__28_D_29_"><text:span text:style-name="MT50"><text:s/></text:span><text:span text:style-name="MT34">Conversions d’unités : </text:span><text:span text:style-name="MT50">masses</text:span></text:p>
      </style:header-left>
      <style:footer>
        <text:p text:style-name="MP36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51">Masses</text:span><text:span text:style-name="MT11"> </text:span></text:p></draw:text-box></draw:frame><draw:g text:anchor-type="paragraph" draw:z-index="260" draw:name="Shape4_12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draw:g text:anchor-type="paragraph" draw:z-index="261" draw:name="Shape4_12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7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62" draw:name="Shape4_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33">Conversions d’unités : </text:span><text:span text:style-name="MT52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34">Conversions d’unités : </text:span><text:span text:style-name="MT50">masses</text:span></text:p>
      </style:header>
      <style:header-left>
        <text:p text:style-name="_5f_Header_20_N_20_page_20_impaire_20__28_D_29_"><text:s/><text:span text:style-name="MT34">Conversions d’unités : </text:span><text:span text:style-name="MT50">masses</text:span></text:p>
      </style:header-left>
      <style:footer>
        <text:p text:style-name="MP4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53">masses</text:span><text:span text:style-name="MT11"> </text:span></text:p></draw:text-box></draw:frame><draw:g text:anchor-type="paragraph" draw:z-index="263" draw:name="Shape4_123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64" draw:name="Shape4_12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3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7"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74" draw:name="Shape4_109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54">Périmètre : </text:span><text:span text:style-name="MT55">Problèmes</text:span></text:p></draw:text-box></draw:frame></text:p>
      </style:footer>
      <style:footer-left>
        <text:p text:style-name="MP37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8"><text:span text:style-name="MT54">Périmètre : </text:span><text:span text:style-name="MT55">Problèmes</text:span></text:p></draw:text-box></draw:frame><draw:g text:anchor-type="paragraph" draw:z-index="275" draw:name="Shape4_122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76" draw:name="Shape4_10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79" draw:name="Shape4_120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121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81" draw:name="Shape3_16" draw:style-name="Mgr27" draw:text-style-name="MP1" svg:x1="12.726cm" svg:y1="0.399cm" svg:x2="20.496cm" svg:y2="0.36cm"><text:p/></draw:line><text:span text:style-name="MT56">Périmètre</text:span> : <text:span text:style-name="MT57">Périmètres et unités</text:span></text:p>
      </style:header>
      <style:header-left>
        <text:p text:style-name="MP39"><draw:line text:anchor-type="paragraph" draw:z-index="283" draw:name="Shape3_17" draw:style-name="Mgr27" draw:text-style-name="MP1" svg:x1="16.083cm" svg:y1="0.383cm" svg:x2="20.496cm" svg:y2="0.36cm"><text:p/></draw:line><text:span text:style-name="MT56">Périmètre</text:span> : <text:span text:style-name="MT57">Périmètres et unités</text:span></text:p>
      </style:header-left>
      <style:footer>
        <text:p text:style-name="MP17"><draw:frame draw:style-name="Mfr3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82" draw:name="Shape4_107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4">Périmètre <text:s/>: </text:span><text:span text:style-name="MT5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84" draw:name="Shape4_1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85" draw:name="Shape4_26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26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87" draw:name="Shape3_11" draw:style-name="Mgr27" draw:text-style-name="MP1" svg:x1="12.45cm" svg:y1="0.362cm" svg:x2="20.497cm" svg:y2="0.36cm"><text:p/></draw:line><text:span text:style-name="MT56">Périmètre</text:span> : <text:span text:style-name="MT59">Mesurer, reporter</text:span></text:p>
      </style:header>
      <style:header-left>
        <text:p text:style-name="_5f_Header_20_M_20_page_20_impaire_20__28_D_29_"><draw:line text:anchor-type="paragraph" draw:z-index="289" draw:name="Shape3_20" draw:style-name="Mgr27" draw:text-style-name="MP1" svg:x1="12.45cm" svg:y1="0.362cm" svg:x2="20.497cm" svg:y2="0.36cm"><text:p/></draw:line><text:span text:style-name="MT56">Périmètre</text:span> : <text:span text:style-name="MT59">Mesurer, reporter</text:span></text:p>
      </style:header-left>
      <style:footer>
        <text:p text:style-name="MP17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88" draw:name="Shape4_113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54">Périmètre : </text:span><text:span text:style-name="MT6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90" draw:name="Shape4_1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93" draw:name="Shape4_11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11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6">Périmètre</text:span> : <text:span text:style-name="MT56">Calculs sur une figure</text:span></text:p>
      </style:header>
      <style:header-left>
        <text:p text:style-name="_5f_Header_20_M_20_page_20_paire_20__28_G_29_"><text:span text:style-name="MT56">Périmètre</text:span> : <text:span text:style-name="MT56">Calculs sur une figure</text:span></text:p>
      </style:header-left>
      <style:footer>
        <text:p text:style-name="MP17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95" draw:name="Shape4_94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96" draw:name="Shape4_95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97" draw:name="Shape4_96" draw:style-name="Mgr2"><draw:path draw:style-name="Mgr26" draw:text-style-name="MP22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98" draw:name="Shape4_93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99" draw:name="Shape4_10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10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61">Proportionnalité et pourcentage</text:span><text:span text:style-name="MT62"> </text:span>: <text:span text:style-name="MT63">Pourcentages</text:span> </text:p>
      </style:header>
      <style:header-left>
        <text:p text:style-name="_5f_Header_20_D_20_page_20_impaire_20__28_D_29_"><text:span text:style-name="MT61">Proportionnalité et pourcentage</text:span><text:span text:style-name="MT62"> </text:span>: <text:span text:style-name="MT63">Pourcentages</text:span> </text:p>
      </style:header-left>
      <style:footer>
        <text:p text:style-name="MP17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301" draw:name="Shape4_98" draw:style-name="Mgr2"><draw:path draw:style-name="Mgr4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64">Proportionnalité et pourcentage : </text:span><text:span text:style-name="MT65">pourcentages</text:span></text:p></draw:text-box></draw:frame></text:p>
      </style:footer>
      <style:footer-left>
        <text:p text:style-name="MP4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66">Proportionnalité et pourcentages : </text:span><text:span text:style-name="MT65">pourcentages</text:span></text:p></draw:text-box></draw:frame><draw:g text:anchor-type="paragraph" draw:z-index="302" draw:name="Shape4_112" draw:style-name="Mgr2"><draw:path draw:style-name="Mgr4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2"/>
      </style:header>
      <style:header-left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2"/>
      </style:header-left>
      <style:footer>
        <text:p text:style-name="MP4"><draw:frame draw:style-name="Mfr3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Proportionnalité et pourcentages : proportionalité</text:p></draw:text-box></draw:frame><draw:g text:anchor-type="paragraph" draw:z-index="303" draw:name="Shape4_23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: </text:p></draw:text-box></draw:frame><draw:g text:anchor-type="paragraph" draw:z-index="304" draw:name="Shape4_99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67">Utiliser des données</text:span> : <text:span text:style-name="MT67">Organiser</text:span> </text:p>
      </style:header>
      <style:header-left>
        <text:p text:style-name="MP46"><text:span text:style-name="MT67">Utiliser des données</text:span> : <text:span text:style-name="MT67">Organiser</text:span> </text:p>
      </style:header-left>
      <style:footer>
        <text:p text:style-name="MP17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16" draw:name="Shape4_7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>
      <style:footer-left>
        <text:p text:style-name="MP4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317" draw:name="Shape4_72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62">Utilis</text:span><text:span text:style-name="MT69">er des</text:span><text:span text:style-name="MT62"> données </text:span>: <text:span text:style-name="MT70">Organiser</text:span> </text:p>
      </style:header>
      <style:header-left>
        <text:p text:style-name="_5f_Header_20_D_20_page_20_paire_20__28_G_29_"><text:s/><text:span text:style-name="MT62">Utilis</text:span><text:span text:style-name="MT69">er des</text:span><text:span text:style-name="MT62"> données </text:span>: <text:span text:style-name="MT70">Organiser</text:span> </text:p>
      </style:header-left>
      <style:footer>
        <text:p text:style-name="MP4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3">Organiser</text:span><text:span text:style-name="MT11"> </text:span></text:p></draw:text-box></draw:frame><draw:g text:anchor-type="paragraph" draw:z-index="318" draw:name="Shape4_74" draw:style-name="Mgr2"><draw:path draw:style-name="Mgr4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3">Organiser</text:span><text:span text:style-name="MT11"> </text:span></text:p></draw:text-box></draw:frame><draw:g text:anchor-type="paragraph" draw:z-index="319" draw:name="Shape4_75" draw:style-name="Mgr2"><draw:path draw:style-name="Mgr4" draw:text-style-name="MP48" svg:width="0.855cm" svg:height="1.172cm" svg:x="-0.268cm" svg:y="-0.175cm" svg:viewBox="0 0 856 1173" svg:d="M856 1173h-856v-991c0-100 79-182 175-182h505c97 0 176 82 176 182z"><text:p/></draw:path></draw:g><draw:g text:anchor-type="paragraph" draw:z-index="320" draw:name="Shape4_25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9"><text:span text:style-name="MT74">Repères du plan : Se repérer</text:span> </text:p>
      </style:header>
      <style:header-left>
        <text:p text:style-name="MP49"><text:span text:style-name="MT74">Repères du plan : Se repérer</text:span> </text:p>
      </style:header-left>
      <style:footer>
        <text:p text:style-name="MP17"><draw:frame draw:style-name="Mfr3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321" draw:name="Shape4_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>
      <style:footer-left>
        <text:p text:style-name="MP4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22" draw:name="Shape4_11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62">Utilis</text:span><text:span text:style-name="MT69">er des</text:span><text:span text:style-name="MT62"> données </text:span>: <text:span text:style-name="MT75">Représenter</text:span> </text:p>
      </style:header>
      <style:header-left>
        <text:p text:style-name="_5f_Header_20_D_20_page_20_paire_20__28_G_29_"><text:span text:style-name="_5f_Caractères"><text:span text:style-name="MT76"><text:s/>Utiliser des données : Représenter </text:span></text:span></text:p>
      </style:header-left>
      <style:footer>
        <text:p text:style-name="MP4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5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8">représenter</text:span><text:span text:style-name="MT11"> </text:span></text:p></draw:text-box></draw:frame><draw:g text:anchor-type="paragraph" draw:z-index="323" draw:name="Shape4_70" draw:style-name="Mgr2"><draw:path draw:style-name="Mgr4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11"> : </text:span><text:span text:style-name="MT78">représenter</text:span><text:span text:style-name="MT11"> </text:span></text:p></draw:text-box></draw:frame><draw:g text:anchor-type="paragraph" draw:z-index="324" draw:name="Shape4_91" draw:style-name="Mgr2"><draw:path draw:style-name="Mgr4" draw:text-style-name="MP48" svg:width="0.855cm" svg:height="1.172cm" svg:x="-0.268cm" svg:y="-0.175cm" svg:viewBox="0 0 856 1173" svg:d="M856 1173h-856v-991c0-100 79-182 175-182h505c97 0 176 82 176 182z"><text:p/></draw:path></draw:g><draw:g text:anchor-type="paragraph" draw:z-index="325" draw:name="Shape4_90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29" draw:name="Shape4_82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330" draw:name="Shape4_97" draw:style-name="Mgr2"><draw:path draw:style-name="Mgr3" draw:text-style-name="MP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31" draw:name="Shape4_6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32" draw:name="Shape4_89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83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80">Calculer : </text:span><text:span text:style-name="MT81">Distributivité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81">Distributivité</text:span><text:span text:style-name="MT80"> </text:span></text:p>
      </style:header-left>
      <style:footer>
        <text:p text:style-name="MP17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339" draw:name="Shape4_79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2">calculer</text:span><text:span text:style-name="MT83"> : </text:span><text:span text:style-name="MT8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40" draw:name="Shape4_6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41" draw:name="Shape4_80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81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80">Calculer : </text:span><text:span text:style-name="MT85">Critères de divisibilité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85">Critères de divisibilité</text:span><text:span text:style-name="MT8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343" draw:name="Shape4_61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2">calculer</text:span><text:span text:style-name="MT83"> : </text:span><text:span text:style-name="MT8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2">calculer</text:span><text:span text:style-name="MT83"> : </text:span><text:span text:style-name="MT86">critères de divisibilité</text:span></text:p></draw:text-box></draw:frame><draw:g text:anchor-type="paragraph" draw:z-index="344" draw:name="Shape4_65" draw:style-name="Mgr2"><draw:path draw:style-name="Mgr3" draw:text-style-name="MP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4"><text:span text:style-name="MT87">G</text:span>éométrie plane : Parallèles, perpendiculaires,<text:line-break/> distances</text:p>
      </style:header>
      <style:header-left>
        <text:p text:style-name="MP55"><text:s/><text:span text:style-name="MT87">Géométrie plane</text:span> : <text:span text:style-name="MT88">P</text:span><text:span text:style-name="MT89">arallèles, perpendiculaires,<text:line-break/> </text:span><text:span text:style-name="MT90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91">Géométrie plane : </text:span><text:span text:style-name="MT92">parallèles, perpendiculaires, </text:span><text:span text:style-name="MT93">distances</text:span></text:h></draw:text-box></draw:frame><draw:g text:anchor-type="paragraph" draw:z-index="345" draw:name="Shape4_59" draw:style-name="Mgr2"><draw:path draw:style-name="Mgr30" draw:text-style-name="MP4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6" text:outline-level="1"><text:span text:style-name="MT94">G</text:span>éométrie plane : Parallèles, perpendiculaires, distances</text:h></draw:text-box></draw:frame><draw:g text:anchor-type="paragraph" draw:z-index="346" draw:name="Shape4_62" draw:style-name="Mgr2"><draw:path draw:style-name="Mgr30" draw:text-style-name="MP4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80">Calculer : </text:span><text:span text:style-name="MT95">Diviser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95">Diviser</text:span><text:span text:style-name="MT80"> </text:span></text:p>
      </style:header-left>
      <style:footer>
        <text:p text:style-name="MP17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347" draw:name="Shape4_51" draw:style-name="Mgr2"><draw:path draw:style-name="Mgr3" draw:text-style-name="MP6" svg:width="0.855cm" svg:height="1.172cm" svg:x="7.545cm" svg:y="-0.194cm" svg:viewBox="0 0 856 1173" svg:d="M856 1173h-856v-991c0-100 79-182 175-182h505c97 0 176 82 176 182z"><text:p/></draw:path></draw:g><text:span text:style-name="MT82">calculer</text:span><text:span text:style-name="MT83"> : </text:span><text:span text:style-name="MT96">diviser</text:span></text:p></draw:text-box></draw:frame></text:p>
      </style:footer>
      <style:footer-left>
        <text:p text:style-name="MP17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2">calculer</text:span><text:span text:style-name="MT83"> : </text:span><text:span text:style-name="MT96">diviser</text:span></text:p></draw:text-box></draw:frame><draw:g text:anchor-type="paragraph" draw:z-index="348" draw:name="Shape4_60" draw:style-name="Mgr2"><draw:path draw:style-name="Mgr3" draw:text-style-name="MP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49" draw:name="Shape4_5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50" draw:name="Shape4_5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5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7">Calculer : <text:span text:style-name="MT97">Multiplier</text:span> </text:p>
      </style:header>
      <style:header-left>
        <text:p text:style-name="MP57">Calculer : <text:span text:style-name="MT97">Multiplier</text:span> </text:p>
      </style:header-left>
      <style:footer>
        <text:p text:style-name="MP17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352" draw:name="Shape4_55" draw:style-name="Mgr2"><draw:path draw:style-name="Mgr3" draw:text-style-name="MP6" svg:width="0.855cm" svg:height="1.172cm" svg:x="7.535cm" svg:y="-0.178cm" svg:viewBox="0 0 856 1173" svg:d="M856 1173h-856v-991c0-100 79-182 175-182h505c97 0 176 82 176 182z"><text:p/></draw:path></draw:g><text:span text:style-name="MT82">calculer</text:span><text:span text:style-name="MT83"> : </text:span><text:span text:style-name="MT98">Multiplier</text:span></text:p></draw:text-box></draw:frame></text:p>
      </style:footer>
      <style:footer-left>
        <text:p text:style-name="MP17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2">calculer</text:span><text:span text:style-name="MT83"> : </text:span><text:span text:style-name="MT98">Multiplier</text:span></text:p></draw:text-box></draw:frame><draw:g text:anchor-type="paragraph" draw:z-index="353" draw:name="Shape4_262" draw:style-name="Mgr2"><draw:path draw:style-name="Mgr3" draw:text-style-name="MP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54" draw:name="Shape4_5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55" draw:name="Shape4_52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5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7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82">calculer</text:span><text:span text:style-name="MT83"> : </text:span><text:span text:style-name="MT82">additionner et soustraire</text:span></text:p></draw:text-box></draw:frame><draw:g text:anchor-type="paragraph" draw:z-index="357" draw:name="Shape4_47" draw:style-name="Mgr2"><draw:path draw:style-name="Mgr3" draw:text-style-name="MP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7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82">calculer</text:span><text:span text:style-name="MT83"> : </text:span><text:span text:style-name="MT82">additionner et soustraire</text:span></text:p></draw:text-box></draw:frame><draw:g text:anchor-type="paragraph" draw:z-index="358" draw:name="Shape4_261" draw:style-name="Mgr2"><draw:path draw:style-name="Mgr3" draw:text-style-name="MP6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9">Calculer</text:span> : <text:span text:style-name="MT9">Additionner et soustraire</text:span></text:p>
      </style:header>
      <style:header-left>
        <text:p text:style-name="_5f_Header_20_N_20_page_20_paire_20__28_G_29_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59" draw:name="Shape4_4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60" draw:name="Shape4_4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9"><draw:path text:anchor-type="paragraph" draw:z-index="361" draw:name="Shape1_6" draw:style-name="Mgr31" draw:text-style-name="MP60" svg:width="4.329cm" svg:height="2.238cm" svg:x="-1.5cm" svg:y="-1.001cm" svg:viewBox="0 0 4330 2239" svg:d="M0 2239l3984-288c209-15 363-167 345-342l-170-1609h-4159z"><text:p/></draw:path><draw:line text:anchor-type="paragraph" draw:z-index="362" draw:name="Shape3_10" draw:style-name="Mgr32" draw:text-style-name="MP1" svg:x1="10.308cm" svg:y1="0.388cm" svg:x2="20.496cm" svg:y2="0.36cm"><text:p/></draw:line><text:span text:style-name="MT99">Fractions</text:span><text:span text:style-name="MT100"> : </text:span><text:span text:style-name="MT101">Problèmes</text:span><text:span text:style-name="MT100"> </text:span></text:p>
      </style:header>
      <style:header-left>
        <text:p text:style-name="MP59"><draw:line text:anchor-type="paragraph" draw:z-index="364" draw:name="Shape3_27" draw:style-name="Mgr32" draw:text-style-name="MP1" svg:x1="10.308cm" svg:y1="0.388cm" svg:x2="20.496cm" svg:y2="0.36cm"><text:p/></draw:line><draw:path text:anchor-type="paragraph" draw:z-index="365" draw:name="Shape1_10" draw:style-name="Mgr31" draw:text-style-name="MP60" svg:width="4.329cm" svg:height="2.238cm" svg:x="-1.5cm" svg:y="-1.001cm" svg:viewBox="0 0 4330 2239" svg:d="M0 2239l3984-288c209-15 363-167 345-342l-170-1609h-4159z"><text:p/></draw:path><text:span text:style-name="MT99">Fractions</text:span><text:span text:style-name="MT100"> : </text:span><text:span text:style-name="MT101">Problèmes</text:span><text:span text:style-name="MT100"> </text:span></text:p>
      </style:header-left>
      <style:footer>
        <text:p text:style-name="MP17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363" draw:name="Shape4_4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0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4" draw:name="Shape4_4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5" draw:name="Shape4_4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4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2"><draw:line text:anchor-type="paragraph" draw:z-index="27" draw:name="Shape3_9" draw:style-name="Mgr32" draw:text-style-name="MP1" svg:x1="10.37cm" svg:y1="0.365cm" svg:x2="20.496cm" svg:y2="0.36cm"><text:p/></draw:line><draw:path text:anchor-type="paragraph" draw:z-index="28" draw:name="Shape1_4" draw:style-name="Mgr31" draw:text-style-name="MP60" svg:width="4.329cm" svg:height="2.238cm" svg:x="-1.5cm" svg:y="-7.4cm" svg:viewBox="0 0 4330 2239" svg:d="M0 2239l3984-288c209-15 363-167 345-342l-170-1609h-4159z"><text:p/></draw:path><text:span text:style-name="MT103">Fractions</text:span> : <text:span text:style-name="MT103">Opérations</text:span> </text:p>
      </style:header>
      <style:header-left>
        <text:p text:style-name="MP62"><draw:path text:anchor-type="paragraph" draw:z-index="30" draw:name="Shape1_8" draw:style-name="Mgr31" draw:text-style-name="MP60" svg:width="4.329cm" svg:height="2.238cm" svg:x="-1.5cm" svg:y="-7.4cm" svg:viewBox="0 0 4330 2239" svg:d="M0 2239l3984-288c209-15 363-167 345-342l-170-1609h-4159z"><text:p/></draw:path><draw:line text:anchor-type="paragraph" draw:z-index="31" draw:name="Shape3_26" draw:style-name="Mgr32" draw:text-style-name="MP1" svg:x1="10.37cm" svg:y1="0.365cm" svg:x2="20.496cm" svg:y2="0.36cm"><text:p/></draw:line><text:span text:style-name="MT103">Fractions</text:span> : <text:span text:style-name="MT103">Opérations</text:span> </text:p>
      </style:header-left>
      <style:footer>
        <text:p text:style-name="MP17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9" draw:name="Shape4_38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0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2" draw:name="Shape4_3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3" draw:name="Shape4_3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" draw:name="Shape4_4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4"><draw:line text:anchor-type="paragraph" draw:z-index="35" draw:name="Shape3_8" draw:style-name="Mgr32" draw:text-style-name="MP1" svg:x1="17.736cm" svg:y1="0.376cm" svg:x2="20.496cm" svg:y2="0.36cm"><text:p/></draw:line><text:span text:style-name="MT104">Fractions</text:span> : <text:span text:style-name="MT104">Fractions, décimaux et comparaison</text:span></text:p>
      </style:header>
      <style:header-left>
        <text:p text:style-name="MP64"><draw:line text:anchor-type="paragraph" draw:z-index="37" draw:name="Shape3_25" draw:style-name="Mgr32" draw:text-style-name="MP1" svg:x1="17.736cm" svg:y1="0.376cm" svg:x2="20.496cm" svg:y2="0.36cm"><text:p/></draw:line><text:span text:style-name="MT104">Fractions</text:span> : <text:span text:style-name="MT104">Fractions, décimaux et comparaison</text:span></text:p>
      </style:header-left>
      <style:footer>
        <text:p text:style-name="MP17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6" draw:name="Shape4_34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8" draw:name="Shape4_33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9" draw:name="Shape4_3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40" draw:name="Shape4_3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6"><draw:line text:anchor-type="paragraph" draw:z-index="41" draw:name="Shape3_24" draw:style-name="Mgr32" draw:text-style-name="MP1" svg:x1="11.52cm" svg:y1="0.376cm" svg:x2="20.496cm" svg:y2="0.36cm"><text:p/></draw:line><text:span text:style-name="MT105">Fractions</text:span> : <text:span text:style-name="MT105">Droite graduée</text:span></text:p>
      </style:header>
      <style:header-left>
        <text:p text:style-name="MP66"><draw:line text:anchor-type="paragraph" draw:z-index="43" draw:name="Shape3_28" draw:style-name="Mgr32" draw:text-style-name="MP1" svg:x1="11.52cm" svg:y1="0.376cm" svg:x2="20.496cm" svg:y2="0.36cm"><text:p/></draw:line><text:span text:style-name="MT105">Fractions</text:span> : <text:span text:style-name="MT105">Droite graduée</text:span></text:p>
      </style:header-left>
      <style:footer>
        <text:p text:style-name="MP17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42" draw:name="Shape4_30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0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44" draw:name="Shape4_29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45" draw:name="Shape4_3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3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8"><draw:line text:anchor-type="paragraph" draw:z-index="47" draw:name="Shape3_14" draw:style-name="Mgr32" draw:text-style-name="MP1" svg:x1="12.876cm" svg:y1="0.392cm" svg:x2="20.496cm" svg:y2="0.36cm"><text:p/></draw:line><draw:path text:anchor-type="paragraph" draw:z-index="48" draw:name="Shape1_3" draw:style-name="Mgr31" draw:text-style-name="MP60" svg:width="4.329cm" svg:height="2.238cm" svg:x="-1.8cm" svg:y="-8.982cm" svg:viewBox="0 0 4330 2239" svg:d="M0 2239l3984-288c209-15 363-167 345-342l-170-1609h-4159z"><text:p/></draw:path><text:span text:style-name="MT106">Fractions</text:span> : <text:span text:style-name="MT106">Vocabulaire et sens</text:span></text:p>
      </style:header>
      <style:header-left>
        <text:p text:style-name="MP68"><draw:line text:anchor-type="paragraph" draw:z-index="50" draw:name="Shape3_23" draw:style-name="Mgr32" draw:text-style-name="MP1" svg:x1="12.876cm" svg:y1="0.392cm" svg:x2="20.496cm" svg:y2="0.36cm"><text:p/></draw:line><draw:path text:anchor-type="paragraph" draw:z-index="51" draw:name="Shape1_7" draw:style-name="Mgr31" draw:text-style-name="MP60" svg:width="4.329cm" svg:height="2.238cm" svg:x="-1.8cm" svg:y="-8.982cm" svg:viewBox="0 0 4330 2239" svg:d="M0 2239l3984-288c209-15 363-167 345-342l-170-1609h-4159z"><text:p/></draw:path><text:span text:style-name="MT106">Fractions</text:span> : <text:span text:style-name="MT106">Vocabulaire et sens</text:span></text:p>
      </style:header-left>
      <style:footer>
        <text:p text:style-name="MP17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49" draw:name="Shape4_26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0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52" draw:name="Shape4_2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53" draw:name="Shape4_28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0"><draw:path text:anchor-type="paragraph" draw:z-index="55" draw:name="Shape1_1" draw:style-name="Mgr31" draw:text-style-name="MP60" svg:width="4.329cm" svg:height="2.238cm" svg:x="-1.8cm" svg:y="-8.982cm" svg:viewBox="0 0 4330 2239" svg:d="M0 2239l3984-288c209-15 363-167 345-342l-170-1609h-4159z"><text:p/></draw:path><draw:line text:anchor-type="paragraph" draw:z-index="56" draw:name="Shape3_13" draw:style-name="Mgr32" draw:text-style-name="MP1" svg:x1="15.337cm" svg:y1="0.36cm" svg:x2="20.496cm" svg:y2="0.36cm"><text:p/></draw:line><text:span text:style-name="MT107">Fractions</text:span> : <text:span text:style-name="MT107">Représentation géométrique</text:span></text:p>
      </style:header>
      <style:header-left>
        <text:p text:style-name="MP70"><draw:line text:anchor-type="paragraph" draw:z-index="57" draw:name="Shape3_21" draw:style-name="Mgr32" draw:text-style-name="MP1" svg:x1="15.337cm" svg:y1="0.36cm" svg:x2="20.496cm" svg:y2="0.36cm"><text:p/></draw:line><draw:path text:anchor-type="paragraph" draw:z-index="58" draw:name="Shape1_13" draw:style-name="Mgr31" draw:text-style-name="MP60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Représentation géométrique</text:span></text:p>
      </style:header-left>
      <style:footer>
        <text:p text:style-name="MP17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0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59" draw:name="Shape4_2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60" draw:name="Shape4_2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1" draw:name="Shape4_86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2"><draw:line text:anchor-type="paragraph" draw:z-index="62" draw:name="Shape3_5" draw:style-name="Mgr32" draw:text-style-name="MP1" svg:x1="18.701cm" svg:y1="0.36cm" svg:x2="20.497cm" svg:y2="0.36cm"><text:p/></draw:line><text:span text:style-name="MT108">Nombres entiers et décimaux</text:span> : <text:span text:style-name="MT108">Comparer, encadrer</text:span></text:p>
      </style:header>
      <style:header-left>
        <text:p text:style-name="MP72"><draw:line text:anchor-type="paragraph" draw:z-index="64" draw:name="Shape3_6" draw:style-name="Mgr32" draw:text-style-name="MP1" svg:x1="18.701cm" svg:y1="0.36cm" svg:x2="20.497cm" svg:y2="0.36cm"><text:p/></draw:line><text:span text:style-name="MT108">Nombres entiers et décimaux</text:span> : <text:span text:style-name="MT108">Comparer, encadrer</text:span></text:p>
      </style:header-left>
      <style:footer>
        <text:p text:style-name="MP17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63" draw:name="Shape4_19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0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65" draw:name="Shape4_1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66" draw:name="Shape4_2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2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4"><draw:line text:anchor-type="paragraph" draw:z-index="68" draw:name="Shape3_2" draw:style-name="Mgr32" draw:text-style-name="MP1" svg:x1="16.083cm" svg:y1="0.383cm" svg:x2="20.496cm" svg:y2="0.36cm"><text:p/></draw:line>Nombres entiers et décimaux : Numération</text:p>
      </style:header>
      <style:header-left>
        <text:p text:style-name="MP74"><draw:line text:anchor-type="paragraph" draw:z-index="70" draw:name="Shape3_3" draw:style-name="Mgr33" draw:text-style-name="MP1" svg:x1="16.085cm" svg:y1="1.458cm" svg:x2="20.498cm" svg:y2="1.435cm"><text:p/></draw:line>Nombres entiers et décimaux : Numération</text:p>
      </style:header-left>
      <style:footer>
        <text:p text:style-name="MP17"><draw:g text:anchor-type="paragraph" draw:z-index="69" draw:name="Shape4_4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02">N</text:span>ombres entiers et décimaux : numération</text:p></draw:text-box></draw:frame></text:p>
      </style:footer>
      <style:footer-left>
        <text:p text:style-name="MP17"><draw:g text:anchor-type="paragraph" draw:z-index="71" draw:name="Shape4_8" draw:style-name="Mgr2"><draw:path draw:style-name="Mgr3" draw:text-style-name="MP6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0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72" draw:name="Shape4_7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73" draw:name="Shape4_11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92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6"><draw:line text:anchor-type="paragraph" draw:z-index="75" draw:name="Shape3_15" draw:style-name="Mgr32" draw:text-style-name="MP1" svg:x1="17.597cm" svg:y1="0.383cm" svg:x2="19.595cm" svg:y2="0.383cm"><text:p/></draw:line><text:span text:style-name="MT100">Nombres entiers et décimaux : </text:span><text:span text:style-name="Character_5f_20_5f_style"><text:span text:style-name="MT109">×</text:span></text:span><text:span text:style-name="MT110"> 10, 100, 1000</text:span></text:p>
      </style:header>
      <style:header-left>
        <text:p text:style-name="MP76"><draw:line text:anchor-type="paragraph" draw:z-index="77" draw:name="Shape3_19" draw:style-name="Mgr32" draw:text-style-name="MP1" svg:x1="17.597cm" svg:y1="0.383cm" svg:x2="19.595cm" svg:y2="0.383cm"><text:p/></draw:line><text:span text:style-name="MT100">Nombres entiers et décimaux : </text:span><text:span text:style-name="Character_5f_20_5f_style"><text:span text:style-name="MT109">×</text:span></text:span><text:span text:style-name="MT110"> 10, 100, 1000</text:span></text:p>
      </style:header-left>
      <style:footer>
        <text:p text:style-name="MP17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76" draw:name="Shape4_15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82">N</text:span><text:span text:style-name="MT111">ombres entiers et décimaux : </text:span><text:span text:style-name="Character_5f_20_5f_style"><text:span text:style-name="MT109">×</text:span></text:span><text:span text:style-name="MT11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78" draw:name="Shape4_1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79" draw:name="Shape4_106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81" draw:name="Shape4_1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82" draw:name="Shape4_1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16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6"><draw:line text:anchor-type="paragraph" draw:z-index="84" draw:name="Shape3_22" draw:style-name="Mgr34" draw:text-style-name="MP1" svg:x1="16.575cm" svg:y1="0cm" svg:x2="19.073cm" svg:y2="0cm"><text:p/></draw:line><text:span text:style-name="MT100">Nombres entiers et décimaux : </text:span><text:span text:style-name="MT113">La droite graduée</text:span></text:p>
      </style:header>
      <style:header-left>
        <text:p text:style-name="MP76"><draw:line text:anchor-type="paragraph" draw:z-index="86" draw:name="Shape3_37" draw:style-name="Mgr32" draw:text-style-name="MP1" svg:x1="17.999cm" svg:y1="0.36cm" svg:x2="20.497cm" svg:y2="0.36cm"><text:p/></draw:line><text:span text:style-name="MT100">Nombres entiers et décimaux : </text:span><text:span text:style-name="MT113">La droite graduée</text:span></text:p>
      </style:header-left>
      <style:footer>
        <text:p text:style-name="MP17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85" draw:name="Shape4_9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82">N</text:span><text:span text:style-name="MT111">ombres entiers et décimaux : </text:span><text:span text:style-name="MT114">la droite graduée</text:span></text:p></draw:text-box></draw:frame></text:p>
      </style:footer>
      <style:footer-left>
        <text:p text:style-name="MP17"><draw:frame draw:style-name="Mfr3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87" draw:name="Shape4_1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82">N</text:span><text:span text:style-name="MT111">ombres entiers et décimaux : </text:span><text:span text:style-name="MT11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26" draw:name="Shape4_6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27" draw:name="Shape4_7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77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80">Calculer : </text:span><text:span text:style-name="MT115">Priorités opératoires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115">Priorités opératoires</text:span><text:span text:style-name="MT80"> </text:span></text:p>
      </style:header-left>
      <style:footer>
        <text:p text:style-name="MP17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334" draw:name="Shape4_67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2">calculer</text:span><text:span text:style-name="MT83"> : </text:span><text:span text:style-name="MT116">priorités opératoires</text:span></text:p></draw:text-box></draw:frame></text:p>
      </style:footer>
      <style:footer-left>
        <text:p text:style-name="MP17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2">calculer</text:span><text:span text:style-name="MT83"> : </text:span><text:span text:style-name="MT116">priorités opératoires</text:span></text:p></draw:text-box></draw:frame><draw:g text:anchor-type="paragraph" draw:z-index="335" draw:name="Shape4_69" draw:style-name="Mgr2"><draw:path draw:style-name="Mgr3" draw:text-style-name="MP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17">P</text:span>roportionnalité </text:p>
      </style:header>
      <style:header-left>
        <text:p text:style-name="_5f_Header_20_D_20_page_20_paire_20__28_G_29_"><text:span text:style-name="MT61"><text:tab/>Proportionnalité et pourcentage</text:span><text:span text:style-name="MT62"> </text:span>: <text:span text:style-name="MT61">proportionnalité</text:span> </text:p>
      </style:header-left>
      <style:footer>
        <text:p text:style-name="MP17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draw:g text:anchor-type="paragraph" draw:z-index="306" draw:name="Shape4_73" draw:style-name="Mgr2"><draw:path draw:style-name="Mgr4" draw:text-style-name="MP4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4"><draw:frame draw:style-name="Mfr3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307" draw:name="Shape4_88" draw:style-name="Mgr2"><draw:path draw:style-name="Mgr4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2"/>
      </style:header>
      <style:header-left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2"/>
      </style:header-left>
      <style:footer>
        <text:p text:style-name="MP4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Proportionnalité et pourcentages : proportionalité</text:p></draw:text-box></draw:frame><draw:g text:anchor-type="paragraph" draw:z-index="308" draw:name="Shape4_22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: </text:p></draw:text-box></draw:frame><draw:g text:anchor-type="paragraph" draw:z-index="309" draw:name="Shape4_257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10" draw:name="Shape4_7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11" draw:name="Shape4_10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10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13" draw:name="Shape3_4" draw:style-name="Mgr27" draw:text-style-name="MP1" svg:x1="12.104cm" svg:y1="0.392cm" svg:x2="20.497cm" svg:y2="0.36cm"><text:p/></draw:line><text:span text:style-name="MT56">Périmètre</text:span> : <text:span text:style-name="MT118">Coder et calculer</text:span></text:p>
      </style:header>
      <style:header-left>
        <text:p text:style-name="_5f_Header_20_M_20_page_20_impaire_20__28_D_29_"><draw:line text:anchor-type="paragraph" draw:z-index="315" draw:name="Shape3_18" draw:style-name="Mgr27" draw:text-style-name="MP1" svg:x1="12.104cm" svg:y1="0.392cm" svg:x2="20.497cm" svg:y2="0.36cm"><text:p/></draw:line><text:span text:style-name="MT56">Périmètre</text:span> : <text:span text:style-name="MT118">Coder et calculer</text:span></text:p>
      </style:header-left>
      <style:footer>
        <text:p text:style-name="MP17"><draw:frame draw:style-name="Mfr3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314" draw:name="Shape4_103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54">Périmètre : </text:span><text:span text:style-name="MT119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34">Conversions d’unités : longueurs</text:span></text:p>
      </style:header>
      <style:header-left>
        <text:p text:style-name="_5f_Header_20_N_20_page_20_impaire_20__28_D_29_"><text:s/><text:span text:style-name="MT34">Conversions d’unités : longueurs</text:span></text:p>
      </style:header-left>
      <style:footer>
        <text:p text:style-name="MP4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longueurs</text:span><text:span text:style-name="MT11"> </text:span></text:p></draw:text-box></draw:frame><draw:g text:anchor-type="paragraph" draw:z-index="266" draw:name="Shape4_8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68" draw:name="Shape4_12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12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7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Conversions d’unités : longueurs</text:p></draw:text-box></draw:frame><draw:g text:anchor-type="paragraph" draw:z-index="270" draw:name="Shape4_12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7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71" draw:name="Shape4_13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Conversions d’unités : longueurs</text:p></draw:text-box></draw:frame><draw:g text:anchor-type="paragraph" draw:z-index="272" draw:name="Shape4_177" draw:style-name="Mgr2"><draw:path draw:style-name="Mgr3" draw:text-style-name="MP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73" draw:name="Shape4_145" draw:style-name="Mgr2"><draw:path draw:style-name="Mgr3" draw:text-style-name="MP6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1">Conversions d’unités : </text:span><text:span text:style-name="MT120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67" draw:name="Shape4_16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68" draw:name="Shape4_16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64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4"><text:span text:style-name="MT27"><text:s text:c="15"/>A</text:span>ires : Aire par comptage</text:p>
      </style:header>
      <style:footer>
        <text:p text:style-name="MP17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70" draw:name="Shape4_165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21">Aires</text:span><text:span text:style-name="MT54"> <text:s/>: </text:span><text:span text:style-name="MT121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56"><text:s text:c="15"/>A</text:span><text:span text:style-name="MT122">ires : Problèmes d’aires</text:span></text:p>
      </style:header>
      <style:footer>
        <text:p text:style-name="MP17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91" draw:name="Shape4_169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88" draw:name="Shape4_16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89" draw:name="Shape4_167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68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85" draw:name="Shape4_17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86" draw:name="Shape4_17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7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27"><text:s text:c="15"/>A</text:span>ires : Aires de disques</text:p>
      </style:header>
      <style:footer>
        <text:p text:style-name="MP17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84" draw:name="Shape4_173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4"><draw:path text:anchor-type="paragraph" draw:z-index="177" draw:name="Shape5_3" draw:style-name="Mgr28" draw:text-style-name="MP25" svg:width="4.329cm" svg:height="2.24cm" svg:x="-1.499cm" svg:y="-1cm" svg:viewBox="0 0 4330 2241" svg:d="M0 2241l3984-288c209-15 363-168 345-342l-170-1611h-4159z"><text:p/></draw:path><draw:frame text:anchor-type="paragraph" draw:z-index="178" draw:name="Shape6_3" draw:style-name="Mgr29" draw:text-style-name="MP26" svg:width="2.703cm" svg:height="0.715cm" draw:transform="rotate (0.0872664625997165) translate (-0.172861111111111cm 0.218722222222222cm)"><draw:text-box><text:p text:style-name="MP1"><text:span text:style-name="MT24">Série 1</text:span></text:p></draw:text-box></draw:frame><draw:line text:anchor-type="paragraph" draw:z-index="179" draw:name="Shape7_6" draw:style-name="Mgr27" draw:text-style-name="MP1" svg:x1="9.042cm" svg:y1="0.36cm" svg:x2="20.461cm" svg:y2="0.36cm"><text:p/></draw:line>T<text:span text:style-name="MT25">itre de la série</text:span></text:p>
      </style:header>
      <style:header-left>
        <text:p text:style-name="MP24"><draw:path text:anchor-type="paragraph" draw:z-index="181" draw:name="Shape5_4" draw:style-name="Mgr28" draw:text-style-name="MP25" svg:width="4.329cm" svg:height="2.24cm" svg:x="-1.499cm" svg:y="-1cm" svg:viewBox="0 0 4330 2241" svg:d="M0 2241l3984-288c209-15 363-168 345-342l-170-1611h-4159z"><text:p/></draw:path><draw:frame text:anchor-type="paragraph" draw:z-index="182" draw:name="Shape6_4" draw:style-name="Mgr29" draw:text-style-name="MP26" svg:width="2.703cm" svg:height="0.715cm" draw:transform="rotate (0.0872664625997165) translate (-0.172861111111111cm 0.218722222222222cm)"><draw:text-box><text:p text:style-name="MP1"><text:span text:style-name="MT24">Série 1</text:span></text:p></draw:text-box></draw:frame><draw:line text:anchor-type="paragraph" draw:z-index="183" draw:name="Shape7_3" draw:style-name="Mgr27" draw:text-style-name="MP1" svg:x1="9.042cm" svg:y1="0.36cm" svg:x2="20.461cm" svg:y2="0.36cm"><text:p/></draw:line>T<text:span text:style-name="MT25">itre de la série</text:span></text:p>
      </style:header-left>
      <style:footer>
        <text:p text:style-name="MP4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80" draw:name="Shape8_4" draw:style-name="Mgr2"><draw:path draw:style-name="Mgr26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26">Angles</text:span> • <text:span text:style-name="MT26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3">Volumes : </text:span><text:span text:style-name="MT124">Calculs et conversions</text:span></text:p>
      </style:header>
      <style:header-left>
        <text:p text:style-name="_5f_Header_20_M_20_page_20_paire_20__28_G_29_"><text:span text:style-name="MT123">Volumes : </text:span><text:span text:style-name="MT124">Calculs et conversions</text:span></text:p>
      </style:header-left>
      <style:footer>
        <text:list xml:id="list860192754" text:style-name="_5f_Numérotation_20_des_20_exercices">
          <text:list-item>
            <text:list>
              <text:list-item>
                <text:p text:style-name="MP89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/><text:span text:style-name="MT23">Volumes : </text:span><text:span text:style-name="MT125">Calculs et conversions</text:span> </text:p></draw:text-box></draw:frame><draw:g text:anchor-type="paragraph" draw:z-index="175" draw:name="Shape4_174" draw:style-name="Mgr2"><draw:path draw:style-name="Mgr26" draw:text-style-name="MP22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4956264283033" text:continue-numbering="true" text:style-name="_5f_Numérotation_20_des_20_exercices">
          <text:list-item>
            <text:list>
              <text:list-item>
                <text:p text:style-name="MP89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/><text:span text:style-name="MT23">Volumes : </text:span><text:span text:style-name="MT125">Calculs et conversions</text:span> </text:p></draw:text-box></draw:frame><draw:g text:anchor-type="paragraph" draw:z-index="176" draw:name="Shape4_175" draw:style-name="Mgr2"><draw:path draw:style-name="Mgr26" draw:text-style-name="MP22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0"><text:span text:style-name="MT87">Géométrie plane</text:span> : <text:span text:style-name="MT126">D</text:span><text:span text:style-name="MT87">roites, </text:span><text:span text:style-name="MT127">demi-droites </text:span><text:span text:style-name="MT128">&amp; </text:span><text:span text:style-name="MT127">segments</text:span></text:p>
      </style:header>
      <style:footer>
        <text:p text:style-name="MP4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171" draw:name="Shape4_198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<text:span text:style-name="MT129">Géométrie plane : </text:span><text:span text:style-name="MT91">droites, </text:span><text:span text:style-name="MT130">DEMI-droites et segments</text:span></text:p></draw:text-box></draw:frame></text:p>
      </style:footer>
      <style:footer-left>
        <text:p text:style-name="MP4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72" draw:name="Shape4_199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 : droites, </text:span><text:span text:style-name="MT130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93"><text:span text:style-name="MT131">S</text:span><text:span text:style-name="MT132">olides</text:span> : <text:span text:style-name="MT131">Vocabulaire, nature</text:span></text:p>
      </style:header>
      <style:footer>
        <text:p text:style-name="MP4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173" draw:name="Shape4_196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174" draw:name="Shape4_197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4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5">Repères du plan : Se repérer</text:p></draw:text-box></draw:frame><draw:g text:anchor-type="paragraph" draw:z-index="204" draw:name="Shape4_117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Repères du plan : se repérer</text:p></draw:text-box></draw:frame><draw:g text:anchor-type="paragraph" draw:z-index="205" draw:name="Shape4_189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9"><text:span text:style-name="MT74">Repères du plan : Se repérer</text:span> </text:p>
      </style:header>
      <style:footer>
        <text:p text:style-name="MP17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206" draw:name="Shape4_190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>
      <style:footer-left>
        <text:p text:style-name="MP4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207" draw:name="Shape4_19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4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1">Repères du plan : Se </text:span><text:span text:style-name="MT136">déplacer</text:span></text:p></draw:text-box></draw:frame><draw:g text:anchor-type="paragraph" draw:z-index="209" draw:name="Shape4_192" draw:style-name="Mgr2"><draw:path draw:style-name="Mgr30" draw:text-style-name="MP4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4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1">Repères du plan : se </text:span><text:span text:style-name="MT136">déplacer</text:span></text:p></draw:text-box></draw:frame><draw:g text:anchor-type="paragraph" draw:z-index="210" draw:name="Shape4_193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9"><text:span text:style-name="MT74">Repères du plan : Se repérer</text:span> </text:p>
      </style:header>
      <style:footer>
        <text:p text:style-name="MP17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11" draw:name="Shape4_194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>
      <style:footer-left>
        <text:p text:style-name="MP4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12" draw:name="Shape4_195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68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93"><text:span text:style-name="MT131">S</text:span><text:span text:style-name="MT132">olides</text:span> : <text:span text:style-name="MT131">Vocabulaire, nature</text:span></text:p>
      </style:header>
      <style:footer>
        <text:p text:style-name="MP4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213" draw:name="Shape4_200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214" draw:name="Shape4_201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87">Géométrie plane</text:span> : <text:span text:style-name="MT87">Points, droites </text:span><text:span text:style-name="MT137">et cercles</text:span></text:p>
      </style:header>
      <style:footer>
        <text:p text:style-name="MP4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15" draw:name="Shape4_202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Géométrie plane : points, droites <text:span text:style-name="MT138">et cercles</text:span></text:p></draw:text-box></draw:frame></text:p>
      </style:footer>
      <style:footer-left>
        <text:p text:style-name="MP4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16" draw:name="Shape4_203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Géométrie plane : points, droites <text:span text:style-name="MT138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93"><text:span text:style-name="MT131">S</text:span><text:span text:style-name="MT132">olides</text:span> : <text:span text:style-name="MT131">Vocabulaire, nature</text:span></text:p>
      </style:header>
      <style:footer>
        <text:p text:style-name="MP4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217" draw:name="Shape4_149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218" draw:name="Shape4_150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87">Géométrie plane</text:span> : <text:span text:style-name="MT139">Milieu, alignement, </text:span><text:span text:style-name="MT140">appartenance</text:span></text:p>
      </style:header>
      <style:footer>
        <text:p text:style-name="MP17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19" draw:name="Shape4_15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<text:span text:style-name="MT129">Géométrie plane : </text:span><text:span text:style-name="MT141">milieu, Alignement, </text:span><text:span text:style-name="MT142">APPARTENANCE</text:span></text:p></draw:text-box></draw:frame></text:p>
      </style:footer>
      <style:footer-left>
        <text:p text:style-name="MP4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20" draw:name="Shape4_152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 : </text:span><text:span text:style-name="MT141">milieu, alignement, </text:span><text:span text:style-name="MT142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4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221" draw:name="Shape4_205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222" draw:name="Shape4_154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87">Géométrie plane</text:span> : <text:span text:style-name="MT88">P</text:span><text:span text:style-name="MT89">arallèles, perpendiculaires,<text:line-break/> </text:span><text:span text:style-name="MT90">distances</text:span></text:p>
      </style:header>
      <style:footer>
        <text:p text:style-name="MP17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223" draw:name="Shape4_204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9">Géométrie plane : </text:span><text:span text:style-name="MT92">Parallèles, perpendiculaires, </text:span><text:span text:style-name="MT93">distances</text:span></text:h></draw:text-box></draw:frame></text:p>
      </style:footer>
      <style:footer-left>
        <text:h text:style-name="_5f_Footer_20_page_20_paire_20__28_G_29_" text:outline-level="1"><draw:frame draw:style-name="Mfr3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91">Géométrie plane : </text:span><text:span text:style-name="MT92">parallèles, perpendiculaires, </text:span><text:span text:style-name="MT93">distances</text:span></text:p></draw:text-box></draw:frame><draw:g text:anchor-type="paragraph" draw:z-index="224" draw:name="Shape4_206" draw:style-name="Mgr2"><draw:path draw:style-name="Mgr30" draw:text-style-name="MP4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100"><draw:line text:anchor-type="paragraph" draw:z-index="366" draw:name="Shape3_39" draw:style-name="Mgr32" draw:text-style-name="MP1" svg:x1="10.308cm" svg:y1="0.388cm" svg:x2="20.496cm" svg:y2="0.36cm"><text:p/></draw:line><draw:path text:anchor-type="paragraph" draw:z-index="367" draw:name="Shape1_12" draw:style-name="Mgr31" draw:text-style-name="MP60" svg:width="4.329cm" svg:height="2.238cm" svg:x="-1.5cm" svg:y="-1.001cm" svg:viewBox="0 0 4330 2239" svg:d="M0 2239l3984-288c209-15 363-167 345-342l-170-1609h-4159z"><text:p/></draw:path><text:span text:style-name="MT99">Fractions</text:span><text:span text:style-name="MT100"> : </text:span><text:span text:style-name="MT101">Problèmes</text:span><text:span text:style-name="MT100"> </text:span></text:p>
      </style:header>
      <style:footer>
        <text:p text:style-name="MP17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368" draw:name="Shape4_258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02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36" draw:name="Shape4_85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37" draw:name="Shape4_26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8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87">Géométrie plane, </text:span><text:span text:style-name="MT144">partie 1</text:span> : <text:span text:style-name="MT145">Assembler et décomposer</text:span></text:p>
      </style:header>
      <style:footer>
        <text:p text:style-name="MP17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29">Géométrie plane, </text:span><text:span text:style-name="MT146">partie 1</text:span><text:span text:style-name="MT129"> : </text:span><text:span text:style-name="MT147">assembler et décomposer</text:span></text:p></draw:text-box></draw:frame><draw:g text:anchor-type="paragraph" draw:z-index="231" draw:name="Shape4_216" draw:style-name="Mgr2"><draw:path draw:style-name="Mgr30" draw:text-style-name="MP4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232" draw:name="Shape4_217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, </text:span><text:span text:style-name="MT146">partie 1</text:span><text:span text:style-name="MT91"> : </text:span><text:span text:style-name="MT14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01"><text:span text:style-name="MT148">Géométrie plane</text:span><text:span text:style-name="MT149"> : </text:span><text:span text:style-name="MT150">Vocabulaire</text:span></text:p>
      </style:header>
      <style:footer>
        <text:p text:style-name="MP4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1">Géométrie plane : </text:span><text:span text:style-name="MT151">vocabulaire</text:span></text:p></draw:text-box></draw:frame><draw:g text:anchor-type="paragraph" draw:z-index="229" draw:name="Shape4_213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1">Géométrie plane : </text:span><text:span text:style-name="MT151">vocabulaire</text:span></text:p></draw:text-box></draw:frame><draw:g text:anchor-type="paragraph" draw:z-index="230" draw:name="Shape4_214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87">Géométrie plane, </text:span><text:span text:style-name="MT144">partie 1</text:span> : <text:span text:style-name="MT152">coder</text:span></text:p>
      </style:header>
      <style:footer>
        <text:p text:style-name="MP17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1"><text:span text:style-name="MT129">Géométrie plane, </text:span><text:span text:style-name="MT146">partie 1</text:span><text:span text:style-name="MT129"> : </text:span><text:span text:style-name="MT153">coder</text:span></text:p></draw:text-box></draw:frame><draw:g text:anchor-type="paragraph" draw:z-index="227" draw:name="Shape4_211" draw:style-name="Mgr2"><draw:path draw:style-name="Mgr30" draw:text-style-name="MP4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2"><text:span text:style-name="MT91">Géométrie plane, </text:span><text:span text:style-name="MT146">partie 1</text:span><text:span text:style-name="MT91"> : </text:span><text:span text:style-name="MT153">coder</text:span></text:p></draw:text-box></draw:frame><draw:g text:anchor-type="paragraph" draw:z-index="228" draw:name="Shape4_212" draw:style-name="Mgr2"><draw:path draw:style-name="Mgr30" draw:text-style-name="MP4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01"><text:span text:style-name="MT148">Géométrie plane</text:span><text:span text:style-name="MT149"> : </text:span><text:span text:style-name="MT150">Vocabulaire</text:span></text:p>
      </style:header>
      <style:header-left>
        <text:p text:style-name="MP101"><text:span text:style-name="MT148">Géométrie plane</text:span><text:span text:style-name="MT149"> : </text:span><text:span text:style-name="MT150">Vocabulaire</text:span></text:p>
      </style:header-left>
      <style:footer>
        <text:p text:style-name="MP4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1">Géométrie plane : </text:span><text:span text:style-name="MT151">vocabulaire</text:span></text:p></draw:text-box></draw:frame><draw:g text:anchor-type="paragraph" draw:z-index="225" draw:name="Shape4_209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1">Géométrie plane : </text:span><text:span text:style-name="MT151">vocabulaire</text:span></text:p></draw:text-box></draw:frame><draw:g text:anchor-type="paragraph" draw:z-index="226" draw:name="Shape4_210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102"><text:span text:style-name="MT154">Constructions géométriques : </text:span><text:span text:style-name="MT155">Reproduire</text:span></text:p>
      </style:header>
      <style:header-left>
        <text:p text:style-name="MP102"><text:span text:style-name="MT154">Constructions géométriques : </text:span><text:span text:style-name="MT155">Reproduire</text:span></text:p>
      </style:header-left>
      <style:footer>
        <text:p text:style-name="MP4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161" draw:name="Shape10_0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6">CONSTRUCTIONS Géométriques : <text:s/></text:span><text:span text:style-name="MT157">REPRODUIRE</text:span></text:p></draw:text-box></draw:frame></text:p>
      </style:footer>
      <style:footer-left>
        <text:p text:style-name="MP4"><draw:frame draw:style-name="Mfr3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162" draw:name="Shape10_2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104">Géométrie de base, partie 1: nommer, mesurer</text:p>
      </style:header>
      <style:header-left>
        <text:p text:style-name="_5f_Header_20_G_20_page_20_impaire_20__28_D_29_">Géométrie plane : Vocabulaire</text:p>
        <text:p text:style-name="MP105">Géométrie de base, partie 1: nommer, mesurer</text:p>
      </style:header-left>
      <style:footer>
        <text:p text:style-name="MP4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59" draw:name="Shape4_208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7">G</text:span><text:span text:style-name="MT158">éométrie </text:span><text:span text:style-name="MT159">plane </text:span><text:span text:style-name="MT158">: </text:span><text:span text:style-name="MT159">vocabulaire</text:span></text:h></draw:text-box></draw:frame></text:p>
      </style:footer>
      <style:footer-left>
        <text:p text:style-name="MP4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60" draw:name="Shape4_207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G</text:span><text:span text:style-name="MT158">éométrie </text:span><text:span text:style-name="MT160">plane</text:span><text:span text:style-name="MT158"> : </text:span><text:span text:style-name="MT160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107"><draw:line text:anchor-type="paragraph" draw:z-index="155" draw:name="Shape9_1" draw:style-name="Mgr1" draw:text-style-name="MP1" svg:x1="11.559cm" svg:y1="0.36cm" svg:x2="20.5cm" svg:y2="0.36cm"><text:p/></draw:line><draw:frame text:anchor-type="paragraph" draw:z-index="156" draw:name="Shape8_6" draw:style-name="Mgr29" draw:text-style-name="MP26" svg:width="2.703cm" svg:height="0.715cm" draw:transform="rotate (0.0872664625997165) translate (-0.172861111111111cm 0.218722222222222cm)"><draw:text-box><text:p text:style-name="MP1"><text:span text:style-name="MT24">Série 1</text:span></text:p></draw:text-box></draw:frame><draw:path text:anchor-type="paragraph" draw:z-index="157" draw:name="Shape7_1" draw:style-name="Mgr35" draw:text-style-name="MP108" svg:width="4.329cm" svg:height="2.24cm" svg:x="-1.499cm" svg:y="-1cm" svg:viewBox="0 0 4330 2241" svg:d="M0 2241l3984-288c209-15 363-168 345-342l-170-1611h-4159z"><text:p/></draw:path>T<text:span text:style-name="MT161">itre de la série</text:span></text:p>
      </style:header>
      <style:footer>
        <text:p text:style-name="MP4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58" draw:name="Shape10_4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62">Éléments de géométrie</text:span> • <text:span text:style-name="MT162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4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154" draw:name="Shape4_215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4">Constructions géométriques : </text:span><text:span text:style-name="MT155">Reproduire</text:span></text:p>
      </style:header>
      <style:header-left>
        <text:p text:style-name="MP111"><text:span text:style-name="MT154">Constructions géométriques : </text:span><text:span text:style-name="MT155">Reproduire</text:span></text:p>
      </style:header-left>
      <style:footer>
        <text:p text:style-name="MP4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53" draw:name="Shape4_218" draw:style-name="Mgr2"><draw:path draw:style-name="Mgr30" draw:text-style-name="MP4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3">Constructions géométriques : </text:span><text:span text:style-name="MT164">Reproduire</text:span></text:p>
      </style:header>
      <style:header-left>
        <text:p text:style-name="_5f_Header_20_G_20_page_20_paire_20__28_G_29_"><text:span text:style-name="MT163">Constructions géométriques : </text:span><text:span text:style-name="MT164">Reproduire</text:span></text:p>
      </style:header-left>
      <style:footer>
        <text:p text:style-name="MP4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151" draw:name="Shape4_220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156">CONSTRUCTIONS Géométriques : </text:span><text:span text:style-name="MT157">REPRODUIRE</text:span></text:p></draw:text-box></draw:frame></text:p>
      </style:footer>
      <style:footer-left>
        <text:p text:style-name="MP4"><draw:frame draw:style-name="Mfr3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52" draw:name="Shape4_219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102"><text:span text:style-name="MT154">Constructions géométriques : </text:span><text:span text:style-name="MT155">Reproduire</text:span></text:p>
      </style:header>
      <style:footer>
        <text:p text:style-name="MP4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149" draw:name="Shape10_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6">CONSTRUCTIONS Géométriques : <text:s/></text:span><text:span text:style-name="MT157">REPRODUIRE</text:span></text:p></draw:text-box></draw:frame></text:p>
      </style:footer>
      <style:footer-left>
        <text:p text:style-name="MP4"><draw:frame draw:style-name="Mfr3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150" draw:name="Shape10_3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6">CONSTRUCTIONS Géométriques : <text:s/></text:span><text:span text:style-name="MT157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3">Constructions géométriques : </text:span><text:span text:style-name="MT165">Rédiger</text:span></text:p>
      </style:header>
      <style:header-left>
        <text:p text:style-name="_5f_Header_20_G_20_page_20_paire_20__28_G_29_"><text:span text:style-name="MT163">Constructions géométriques : </text:span><text:span text:style-name="MT165">Rédiger</text:span></text:p>
      </style:header-left>
      <style:footer>
        <text:p text:style-name="MP4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48" draw:name="Shape4_22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156">CONSTRUCTIONS Géométriques : </text:span><text:span text:style-name="MT166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7">S</text:span>olides : <text:span text:style-name="MT167">Vocabulaire, nature</text:span></text:p>
      </style:header>
      <style:header-left>
        <text:p text:style-name="_5f_Header_20_G_20_page_20_impaire_20__28_D_29_"><text:span text:style-name="MT167">S</text:span>olides : <text:span text:style-name="MT167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146" draw:name="Shape4_255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solides : Vocabulaire, NatuRE</text:p></draw:text-box></draw:frame></text:h>
      </style:footer>
      <style:footer-left>
        <text:p text:style-name="MP4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3">solides : Vocabulaire, NatuRE</text:p></draw:text-box></draw:frame><draw:g text:anchor-type="paragraph" draw:z-index="147" draw:name="Shape4_256" draw:style-name="Mgr2"><draw:path draw:style-name="Mgr30" draw:text-style-name="MP4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93"><text:span text:style-name="MT131">S</text:span><text:span text:style-name="MT132">olides</text:span> : <text:span text:style-name="MT131">Vocabulaire, nature</text:span></text:p>
      </style:header>
      <style:header-left>
        <text:p text:style-name="MP93"><text:span text:style-name="MT131">S</text:span><text:span text:style-name="MT132">olides</text:span> : <text:span text:style-name="MT131">Vocabulaire, nature</text:span></text:p>
      </style:header-left>
      <style:footer>
        <text:p text:style-name="MP4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144" draw:name="Shape4_225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145" draw:name="Shape4_254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7">S</text:span>olides : <text:span text:style-name="MT168">Perspective cavalière</text:span></text:p>
      </style:header>
      <style:header-left>
        <text:p text:style-name="_5f_Header_20_G_20_page_20_impaire_20__28_D_29_"><text:span text:style-name="MT167">S</text:span>olides : <text:span text:style-name="MT168">Perspective cavalière</text:span></text:p>
      </style:header-left>
      <style:footer>
        <text:p text:style-name="MP4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142" draw:name="Shape4_224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0">perspective cavalière</text:span></text:h></draw:text-box></draw:frame></text:p>
      </style:footer>
      <style:footer-left>
        <text:p text:style-name="MP4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143" draw:name="Shape4_253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169">solides : </text:span><text:span text:style-name="MT170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31">Solides : </text:span><text:span text:style-name="MT171">Patrons</text:span></text:p>
      </style:header>
      <style:header-left>
        <text:p text:style-name="_5f_Header_20_G_20_page_20_paire_20__28_G_29_"><text:span text:style-name="MT131">Solides : </text:span><text:span text:style-name="MT171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<text:span text:style-name="MT172">patrons</text:span></text:p></draw:text-box></draw:frame><draw:g text:anchor-type="paragraph" draw:z-index="140" draw:name="Shape4_223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4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2">patrons</text:span></text:h></draw:text-box></draw:frame><draw:g text:anchor-type="paragraph" draw:z-index="141" draw:name="Shape4_252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7">S</text:span>olides : <text:span text:style-name="MT173">Patrons</text:span></text:p>
      </style:header>
      <style:header-left>
        <text:p text:style-name="_5f_Header_20_G_20_page_20_impaire_20__28_D_29_"><text:span text:style-name="MT167">S</text:span>olides : <text:span text:style-name="MT173">Patrons</text:span></text:p>
      </style:header-left>
      <style:footer>
        <text:p text:style-name="MP4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138" draw:name="Shape4_222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9">solides : </text:span><text:span text:style-name="MT174">Patrons</text:span></text:h></draw:text-box></draw:frame></text:p>
      </style:footer>
      <style:footer-left>
        <text:p text:style-name="MP4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139" draw:name="Shape4_25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169">solides : </text:span><text:span text:style-name="MT174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>
      <style:header-left>
        <text:p text:style-name="_5f_Header_20_G_20_page_20_impaire_20__28_D_29_"><text:span text:style-name="MT131">S</text:span><text:span text:style-name="MT132">olides</text:span> : <text:span text:style-name="MT131">Vocabulaire, nature</text:span></text:p>
      </style:header-left>
      <style:footer>
        <text:p text:style-name="MP4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136" draw:name="Shape4_249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solides : Vocabulaire, NatuRE</text:p></draw:text-box></draw:frame><draw:g text:anchor-type="paragraph" draw:z-index="137" draw:name="Shape4_250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14"><text:span text:style-name="MT175">Géométrie plane</text:span><text:span text:style-name="MT131"> : </text:span><text:span text:style-name="MT176">Parallèles, perpendiculaires,<text:line-break/> </text:span><text:span text:style-name="MT177">distances</text:span></text:p>
      </style:header>
      <style:footer>
        <text:p text:style-name="MP4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34" draw:name="Shape4_247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35" draw:name="Shape4_248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90"> : </text:span><text:span text:style-name="MT179">Reconnaissance et axes</text:span></text:p>
      </style:header>
      <style:footer>
        <text:p text:style-name="MP17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132" draw:name="Shape4_245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4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133" draw:name="Shape4_246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14"><text:span text:style-name="MT175">Géométrie plane</text:span><text:span text:style-name="MT131"> : </text:span><text:span text:style-name="MT176">Parallèles, perpendiculaires,<text:line-break/> </text:span><text:span text:style-name="MT177">distances</text:span></text:p>
      </style:header>
      <style:footer>
        <text:p text:style-name="MP4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30" draw:name="Shape4_243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31" draw:name="Shape4_244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90"> : </text:span><text:span text:style-name="MT178">Médiatrice d’un segment</text:span></text:p>
      </style:header>
      <style:footer>
        <text:p text:style-name="MP17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28" draw:name="Shape4_24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9">S</text:span><text:span text:style-name="MT180">ymétrie axiale : </text:span><text:span text:style-name="MT181">Médiatrice d’un segment</text:span></text:h></draw:text-box></draw:frame></text:p>
      </style:footer>
      <style:footer-left>
        <text:p text:style-name="MP4"><draw:frame draw:style-name="Mfr3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129" draw:name="Shape4_242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129">S</text:span><text:span text:style-name="MT180">ymétrie axiale : </text:span><text:span text:style-name="MT181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4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26" draw:name="Shape4_226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16">Symétrie axiale : constructions</text:p></draw:text-box></draw:frame><draw:g text:anchor-type="paragraph" draw:z-index="127" draw:name="Shape4_240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90">ymétrie axiale : Constructions</text:span></text:p>
      </style:header>
      <style:footer>
        <text:p text:style-name="MP17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24" draw:name="Shape4_238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7" text:outline-level="1"><text:span text:style-name="MT68">S</text:span>ymétrie axiale : Constructions</text:h></draw:text-box></draw:frame></text:p>
      </style:footer>
      <style:footer-left>
        <text:p text:style-name="MP4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125" draw:name="Shape4_239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14"><text:span text:style-name="MT175">Géométrie plane</text:span><text:span text:style-name="MT131"> : </text:span><text:span text:style-name="MT176">Parallèles, perpendiculaires,<text:line-break/> </text:span><text:span text:style-name="MT177">distances</text:span></text:p>
      </style:header>
      <style:header-left>
        <text:p text:style-name="MP114"><text:span text:style-name="MT175">Géométrie plane</text:span><text:span text:style-name="MT131"> : </text:span><text:span text:style-name="MT176">Parallèles, perpendiculaires,<text:line-break/> </text:span><text:span text:style-name="MT177">distances</text:span></text:p>
      </style:header-left>
      <style:footer>
        <text:p text:style-name="MP4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22" draw:name="Shape4_236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23" draw:name="Shape4_237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2">Symétrie axiale</text:span><text:span text:style-name="MT90"> : </text:span><text:span text:style-name="MT183">Axes de symétrie de figures</text:span></text:p>
      </style:header>
      <style:header-left>
        <text:p text:style-name="MP118"><text:span text:style-name="MT182">Symétrie axiale</text:span><text:span text:style-name="MT90"> : </text:span><text:span text:style-name="MT183">Axes de symétrie de figures</text:span></text:p>
      </style:header-left>
      <style:footer>
        <text:p text:style-name="MP17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120" draw:name="Shape4_234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9"><text:span text:style-name="MT68">S</text:span>ymétrie axiale : axes de symétrie de figures</text:p></draw:text-box></draw:frame></text:p>
      </style:footer>
      <style:footer-left>
        <text:p text:style-name="MP4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121" draw:name="Shape4_235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14"><text:span text:style-name="MT175">Géométrie plane</text:span><text:span text:style-name="MT131"> : </text:span><text:span text:style-name="MT176">Parallèles, perpendiculaires,<text:line-break/> </text:span><text:span text:style-name="MT177">distances</text:span></text:p>
      </style:header>
      <style:footer>
        <text:p text:style-name="MP4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18" draw:name="Shape4_232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19" draw:name="Shape4_233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17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116" draw:name="Shape4_230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0"><text:span text:style-name="MT68">S</text:span>ymétrie axiale : propriétés</text:p></draw:text-box></draw:frame></text:p>
      </style:footer>
      <style:footer-left>
        <text:p text:style-name="MP4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17" draw:name="Shape4_231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14"><text:span text:style-name="MT175">Géométrie plane</text:span><text:span text:style-name="MT131"> : </text:span><text:span text:style-name="MT176">Parallèles, perpendiculaires,<text:line-break/> </text:span><text:span text:style-name="MT177">distances</text:span></text:p>
      </style:header>
      <style:footer>
        <text:p text:style-name="MP4"><draw:frame draw:style-name="Mfr3" draw:name="Frame320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14" draw:name="Shape4_228" draw:style-name="Mgr2"><draw:path draw:style-name="Mgr30" draw:text-style-name="MP4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143">Géométrie plane : </text:span><text:span text:style-name="MT88">parallèles, perpendiculaires, </text:span><text:span text:style-name="MT68">distances</text:span></text:p></draw:text-box></draw:frame><draw:g text:anchor-type="paragraph" draw:z-index="115" draw:name="Shape4_229" draw:style-name="Mgr2"><draw:path draw:style-name="Mgr30" draw:text-style-name="MP4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21"><text:span text:style-name="MT68">S</text:span>ymétrie axiale : pour aller plus loin</text:p>
      </style:header>
      <style:footer>
        <text:p text:style-name="MP17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12" draw:name="Shape4_49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68">S</text:span>ymétrie axiale : pour aller plus loin</text:p></draw:text-box></draw:frame></text:p>
      </style:footer>
      <style:footer-left>
        <text:p text:style-name="MP4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13" draw:name="Shape4_227" draw:style-name="Mgr2"><draw:path draw:style-name="Mgr30" draw:text-style-name="MP4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6" draw:name="Shape3_1" draw:style-name="Mgr36" draw:text-style-name="MP1" svg:x1="10.893cm" svg:y1="0.403cm" svg:x2="20.503cm" svg:y2="0.327cm"><text:p/></draw:line><draw:path text:anchor-type="char" draw:z-index="107" draw:name="Shape1_2" draw:style-name="Mgr37" draw:text-style-name="MP123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0" draw:name="Shape1_9" draw:style-name="Mgr37" draw:text-style-name="MP123" svg:width="4.329cm" svg:height="2.24cm" svg:x="-1.499cm" svg:y="-0.991cm" svg:viewBox="0 0 4330 2241" svg:d="M0 2241l3984-288c209-15 363-168 345-342l-170-1611h-4159z"><text:p/></draw:path>Résoudre des problèmes<draw:line text:anchor-type="char" draw:z-index="109" draw:name="Shape3_38" draw:style-name="Mgr36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2"><draw:g text:anchor-type="paragraph" draw:z-index="108" draw:name="Shape4_56" draw:style-name="Mgr2"><draw:path draw:style-name="Mgr38" draw:text-style-name="MP1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7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111" draw:name="Shape4_264" draw:style-name="Mgr2"><draw:path draw:style-name="Mgr38" draw:text-style-name="MP124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8H46M23S</meta:editing-duration>
    <meta:editing-cycles>388</meta:editing-cycles>
    <meta:generator>LibreOffice/7.1.5.2$Windows_X86_64 LibreOffice_project/85f04e9f809797b8199d13c421bd8a2b025d52b5</meta:generator>
    <dc:date>2021-08-19T12:49:52.672000000</dc:date>
    <meta:document-statistic meta:table-count="0" meta:image-count="0" meta:object-count="46" meta:page-count="1" meta:paragraph-count="776" meta:word-count="2824" meta:character-count="18421" meta:non-whitespace-character-count="15981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over accent="true">
      <mi>SPR</mi>
      <mo stretchy="true">^</mo>
    </mover>
    <annotation encoding="StarMath 5.0">widehat {SPR} 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over math:accent="true">
      <math:mi>EMB</math:mi>
      <math:mo math:stretchy="false">ˆ</math:mo>
    </math:mover>
    <math:annotation math:encoding="StarMath 5.0">widehat EMB</math:annotation>
  </math:semantics>
</math:math>
</file>

<file path=Object 12/content.xml><?xml version="1.0" encoding="utf-8"?>
<math xmlns="http://www.w3.org/1998/Math/MathML" display="block">
  <semantics>
    <mover accent="true">
      <mrow>
        <mtext>ER</mtext>
        <mstyle mathsize="11pt">
          <mi>x</mi>
        </mstyle>
      </mrow>
      <mo stretchy="true">^</mo>
    </mover>
    <annotation encoding="StarMath 5.0">widehat {"ER" size 11{x}} </annotation>
  </semantics>
</math>
</file>

<file path=Object 13/content.xml><?xml version="1.0" encoding="utf-8"?>
<math xmlns="http://www.w3.org/1998/Math/MathML" display="block">
  <semantics>
    <mover accent="true">
      <mrow>
        <mstyle mathsize="11pt">
          <mi>y</mi>
        </mstyle>
        <mtext>G</mtext>
        <mstyle mathsize="11pt">
          <mi>x</mi>
        </mstyle>
      </mrow>
      <mo stretchy="true">^</mo>
    </mover>
    <annotation encoding="StarMath 5.0">widehat {size 11{y}"G" size 11{x}} </annotation>
  </semantics>
</math>
</file>

<file path=Object 14/content.xml><?xml version="1.0" encoding="utf-8"?>
<math xmlns="http://www.w3.org/1998/Math/MathML" display="block">
  <semantics>
    <mover accent="true">
      <mrow>
        <mtext>EF</mtext>
        <mstyle mathsize="11pt">
          <mi>y</mi>
        </mstyle>
      </mrow>
      <mo stretchy="true">^</mo>
    </mover>
    <annotation encoding="StarMath 5.0">widehat {"EF" size 11{y}} </annotation>
  </semantics>
</math>
</file>

<file path=Object 15/content.xml><?xml version="1.0" encoding="utf-8"?>
<math xmlns="http://www.w3.org/1998/Math/MathML" display="block">
  <semantics>
    <mover accent="true">
      <mrow>
        <mstyle mathsize="11pt">
          <mi>t</mi>
        </mstyle>
        <mtext>HR</mtext>
      </mrow>
      <mo stretchy="true">^</mo>
    </mover>
    <annotation encoding="StarMath 5.0">widehat {size 11{t}"HR"} </annotation>
  </semantics>
</math>
</file>

<file path=Object 16/content.xml><?xml version="1.0" encoding="utf-8"?>
<math xmlns="http://www.w3.org/1998/Math/MathML" display="block">
  <semantics>
    <mover accent="true">
      <mrow>
        <mtext>EF</mtext>
        <mstyle mathsize="11pt">
          <mi>y</mi>
        </mstyle>
      </mrow>
      <mo stretchy="true">^</mo>
    </mover>
    <annotation encoding="StarMath 5.0">widehat {"EF" size 11{y}} </annotation>
  </semantics>
</math>
</file>

<file path=Object 17/content.xml><?xml version="1.0" encoding="utf-8"?>
<math xmlns="http://www.w3.org/1998/Math/MathML" display="block">
  <semantics>
    <mover accent="true">
      <mrow>
        <mstyle mathsize="11pt">
          <mi>z</mi>
        </mstyle>
        <mtext>R</mtext>
        <mstyle mathsize="11pt">
          <mi>x</mi>
        </mstyle>
      </mrow>
      <mo stretchy="true">^</mo>
    </mover>
    <annotation encoding="StarMath 5.0">widehat {size 11{z} "R" size 11{x}} 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style math:fontsize="12pt">
          <math:mrow>
            <math:mi>y</math:mi>
          </math:mrow>
        </math:mstyle>
        <math:mtext>FE</math:mtext>
      </math:mrow>
      <math:mo math:stretchy="false">ˆ</math:mo>
    </math:mover>
    <math:annotation math:encoding="StarMath 5.0"> widehat {size 12{y}"FE"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text>HF</math:mtext>
        <math:mstyle math:fontsize="12pt">
          <math:mrow>
            <math:mi>y</math:mi>
          </math:mrow>
        </math:mstyle>
      </math:mrow>
      <math:mo math:stretchy="false">ˆ</math:mo>
    </math:mover>
    <math:annotation math:encoding="StarMath 5.0"> widehat {"HF"size 12{y}}</math:annotation>
  </math:semantics>
</math:math>
</file>

<file path=Object 2/content.xml><?xml version="1.0" encoding="utf-8"?>
<math xmlns="http://www.w3.org/1998/Math/MathML" display="block">
  <semantics>
    <mover accent="true">
      <mrow>
        <mstyle mathvariant="italic">
          <mi>y</mi>
        </mstyle>
        <mi mathvariant="normal">O</mi>
        <mstyle mathvariant="italic">
          <mi>t</mi>
        </mstyle>
      </mrow>
      <mo stretchy="true">^</mo>
    </mover>
    <annotation encoding="StarMath 5.0">widehat {ital{y}O ital{t}} 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style math:fontsize="12pt">
          <math:mrow>
            <math:mi>y</math:mi>
          </math:mrow>
        </math:mstyle>
        <math:mtext>FH</math:mtext>
      </math:mrow>
      <math:mo math:stretchy="false">ˆ</math:mo>
    </math:mover>
    <math:annotation math:encoding="StarMath 5.0"> widehat {size 12{y}"FH"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style math:fontsize="12pt">
          <math:mrow>
            <math:mi>x</math:mi>
          </math:mrow>
        </math:mstyle>
        <math:mtext>R</math:mtext>
        <math:mstyle math:fontsize="12pt">
          <math:mrow>
            <math:mi>z</math:mi>
          </math:mrow>
        </math:mstyle>
      </math:mrow>
      <math:mo math:stretchy="false">ˆ</math:mo>
    </math:mover>
    <math:annotation math:encoding="StarMath 5.0"> widehat {size 12{x}"R"size 12{z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text>KR</math:mtext>
        <math:mstyle math:fontsize="12pt">
          <math:mrow>
            <math:mi>x</math:mi>
          </math:mrow>
        </math:mstyle>
      </math:mrow>
      <math:mo math:stretchy="false">ˆ</math:mo>
    </math:mover>
    <math:annotation math:encoding="StarMath 5.0"> widehat {"KR"size 12{x}}</math:annotation>
  </math:semantics>
</math:math>
</file>

<file path=Object 23/content.xml><?xml version="1.0" encoding="utf-8"?>
<math xmlns="http://www.w3.org/1998/Math/MathML" display="block">
  <semantics>
    <mstyle mathsize="9pt">
      <mstyle mathvariant="normal">
        <mover accent="true">
          <mi>OME</mi>
          <mo stretchy="true">^</mo>
        </mover>
      </mstyle>
    </mstyle>
    <annotation encoding="StarMath 5.0">size 9{{nitalic widehat OME}}</annotation>
  </semantics>
</math>
</file>

<file path=Object 24/content.xml><?xml version="1.0" encoding="utf-8"?>
<math xmlns="http://www.w3.org/1998/Math/MathML" display="block">
  <semantics>
    <mstyle mathsize="9pt">
      <mstyle mathvariant="normal">
        <mover accent="true">
          <mi>MOE</mi>
          <mo stretchy="true">^</mo>
        </mover>
      </mstyle>
    </mstyle>
    <annotation encoding="StarMath 5.0">size 9{{nitalic widehat MOE}}</annotation>
  </semantics>
</math>
</file>

<file path=Object 25/content.xml><?xml version="1.0" encoding="utf-8"?>
<math xmlns="http://www.w3.org/1998/Math/MathML" display="block">
  <semantics>
    <mstyle mathsize="9pt">
      <mstyle mathvariant="normal">
        <mover accent="true">
          <mi>OUE</mi>
          <mo stretchy="true">^</mo>
        </mover>
      </mstyle>
    </mstyle>
    <annotation encoding="StarMath 5.0">size 9{{nitalic widehat OUE}}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style math:fontsize="12pt">
          <math:mrow>
            <math:mi>x</math:mi>
          </math:mrow>
        </math:mstyle>
        <math:mtext>RK</math:mtext>
      </math:mrow>
      <math:mo math:stretchy="false">ˆ</math:mo>
    </math:mover>
    <math:annotation math:encoding="StarMath 5.0"> widehat {size 12{x}"RK"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over math:accent="true">
      <math:mi>KRH</math:mi>
      <math:mo math:stretchy="false">ˆ</math:mo>
    </math:mover>
    <math:annotation math:encoding="StarMath 5.0">widehat KRH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over math:accent="true">
      <math:mi>HRK</math:mi>
      <math:mo math:stretchy="false">ˆ</math:mo>
    </math:mover>
    <math:annotation math:encoding="StarMath 5.0">widehat HRK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style math:fontsize="12pt">
          <math:mrow>
            <math:mi>z</math:mi>
          </math:mrow>
        </math:mstyle>
        <math:mtext>RH</math:mtext>
      </math:mrow>
      <math:mo math:stretchy="false">ˆ</math:mo>
    </math:mover>
    <math:annotation math:encoding="StarMath 5.0"> widehat {size 12{z}"RH"}</math:annotation>
  </math:semantics>
</math:math>
</file>

<file path=Object 3/content.xml><?xml version="1.0" encoding="utf-8"?>
<math xmlns="http://www.w3.org/1998/Math/MathML" display="block">
  <semantics>
    <mover accent="true">
      <mi>BAC</mi>
      <mo stretchy="true">^</mo>
    </mover>
    <annotation encoding="StarMath 5.0">widehat {BAC} </annotation>
  </semantics>
</math>
</file>

<file path=Object 30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text>HR</math:mtext>
        <math:mstyle math:fontsize="12pt">
          <math:mrow>
            <math:mi>z</math:mi>
          </math:mrow>
        </math:mstyle>
      </math:mrow>
      <math:mo math:stretchy="false">ˆ</math:mo>
    </math:mover>
    <math:annotation math:encoding="StarMath 5.0"> widehat {"HR"size 12{z}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over math:accent="true">
      <math:mi>BEM</math:mi>
      <math:mo math:stretchy="false">ˆ</math:mo>
    </math:mover>
    <math:annotation math:encoding="StarMath 5.0">widehat BEM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over math:accent="true">
      <math:mi>MEL</math:mi>
      <math:mo math:stretchy="false">ˆ</math:mo>
    </math:mover>
    <math:annotation math:encoding="StarMath 5.0">widehat MEL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over math:accent="true">
      <math:mi>LEI</math:mi>
      <math:mo math:stretchy="false">ˆ</math:mo>
    </math:mover>
    <math:annotation math:encoding="StarMath 5.0">widehat LEI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ver math:accent="true">
      <math:mi>BEL</math:mi>
      <math:mo math:stretchy="false">ˆ</math:mo>
    </math:mover>
    <math:annotation math:encoding="StarMath 5.0">widehat BEL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over math:accent="true">
      <math:mi>MEI</math:mi>
      <math:mo math:stretchy="false">ˆ</math:mo>
    </math:mover>
    <math:annotation math:encoding="StarMath 5.0">widehat MEI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over math:accent="true">
      <math:mi>ELM</math:mi>
      <math:mo math:stretchy="false">ˆ</math:mo>
    </math:mover>
    <math:annotation math:encoding="StarMath 5.0">widehat ELM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over math:accent="true">
      <math:mi>ELP</math:mi>
      <math:mo math:stretchy="false">ˆ</math:mo>
    </math:mover>
    <math:annotation math:encoding="StarMath 5.0">widehat ELP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over math:accent="true">
      <math:mi>PIE</math:mi>
      <math:mo math:stretchy="false">ˆ</math:mo>
    </math:mover>
    <math:annotation math:encoding="StarMath 5.0">widehat PIE</math:annotation>
  </math:semantics>
</math:math>
</file>

<file path=Object 4/content.xml><?xml version="1.0" encoding="utf-8"?>
<math xmlns="http://www.w3.org/1998/Math/MathML" display="block">
  <semantics>
    <mover accent="true">
      <mi>CBA</mi>
      <mo stretchy="true">^</mo>
    </mover>
    <annotation encoding="StarMath 5.0">widehat {CBA} 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over math:accent="true">
      <math:mi>EMP</math:mi>
      <math:mo math:stretchy="false">ˆ</math:mo>
    </math:mover>
    <math:annotation math:encoding="StarMath 5.0">widehat EMP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over math:accent="true">
      <math:mi>LMP</math:mi>
      <math:mo math:stretchy="false">ˆ</math:mo>
    </math:mover>
    <math:annotation math:encoding="StarMath 5.0">widehat LMP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over math:accent="true">
      <math:mi>LMB</math:mi>
      <math:mo math:stretchy="false">ˆ</math:mo>
    </math:mover>
    <math:annotation math:encoding="StarMath 5.0">widehat LMB</math:annotation>
  </math:semantics>
</math:math>
</file>

<file path=Object 44/content.xml><?xml version="1.0" encoding="utf-8"?>
<math xmlns="http://www.w3.org/1998/Math/MathML" display="block">
  <semantics>
    <mover accent="true">
      <mi>ULM</mi>
      <mo stretchy="true">^</mo>
    </mover>
    <annotation encoding="StarMath 5.0">widehat ULM</annotation>
  </semantics>
</math>
</file>

<file path=Object 45/content.xml><?xml version="1.0" encoding="utf-8"?>
<math xmlns="http://www.w3.org/1998/Math/MathML" display="block">
  <semantics>
    <mover accent="true">
      <mi>ULO</mi>
      <mo stretchy="true">^</mo>
    </mover>
    <annotation encoding="StarMath 5.0">widehat ULO</annotation>
  </semantics>
</math>
</file>

<file path=Object 46/content.xml><?xml version="1.0" encoding="utf-8"?>
<math xmlns="http://www.w3.org/1998/Math/MathML" display="block">
  <semantics>
    <mover accent="true">
      <mi>ULE</mi>
      <mo stretchy="true">^</mo>
    </mover>
    <annotation encoding="StarMath 5.0">widehat ULE</annotation>
  </semantics>
</math>
</file>

<file path=Object 47/content.xml><?xml version="1.0" encoding="utf-8"?>
<math xmlns="http://www.w3.org/1998/Math/MathML" display="block">
  <semantics>
    <mover accent="true">
      <mi>LOM</mi>
      <mo stretchy="true">^</mo>
    </mover>
    <annotation encoding="StarMath 5.0">widehat LOM</annotation>
  </semantics>
</math>
</file>

<file path=Object 48/content.xml><?xml version="1.0" encoding="utf-8"?>
<math xmlns="http://www.w3.org/1998/Math/MathML" display="block">
  <semantics>
    <mover accent="true">
      <mi>LOU</mi>
      <mo stretchy="true">^</mo>
    </mover>
    <annotation encoding="StarMath 5.0">widehat LOU</annotation>
  </semantics>
</math>
</file>

<file path=Object 49/content.xml><?xml version="1.0" encoding="utf-8"?>
<math xmlns="http://www.w3.org/1998/Math/MathML" display="block">
  <semantics>
    <mover accent="true">
      <mi>LOE</mi>
      <mo stretchy="true">^</mo>
    </mover>
    <annotation encoding="StarMath 5.0">widehat LOE</annotation>
  </semantics>
</math>
</file>

<file path=Object 5/content.xml><?xml version="1.0" encoding="utf-8"?>
<math xmlns="http://www.w3.org/1998/Math/MathML" display="block">
  <semantics>
    <mover accent="true">
      <mi>ACB</mi>
      <mo stretchy="true">^</mo>
    </mover>
    <annotation encoding="StarMath 5.0">widehat {ACB} </annotation>
  </semantics>
</math>
</file>

<file path=Object 6/content.xml><?xml version="1.0" encoding="utf-8"?>
<math xmlns="http://www.w3.org/1998/Math/MathML" display="block">
  <semantics>
    <mover accent="true">
      <mi>ABC</mi>
      <mo stretchy="true">^</mo>
    </mover>
    <annotation encoding="StarMath 5.0">widehat {ABC} </annotation>
  </semantics>
</math>
</file>

<file path=Object 7/content.xml><?xml version="1.0" encoding="utf-8"?>
<math xmlns="http://www.w3.org/1998/Math/MathML" display="block">
  <semantics>
    <mover accent="true">
      <mi>EML</mi>
      <mo stretchy="true">^</mo>
    </mover>
    <annotation encoding="StarMath 5.0">widehat{ EML 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over math:accent="true">
      <math:mi>BEI</math:mi>
      <math:mo math:stretchy="false">ˆ</math:mo>
    </math:mover>
    <math:annotation math:encoding="StarMath 5.0">widehat BEI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over math:accent="true">
      <math:mi>ELI</math:mi>
      <math:mo math:stretchy="false">ˆ</math:mo>
    </math:mover>
    <math:annotation math:encoding="StarMath 5.0">widehat ELI</math:annotation>
  </math:semantics>
</math:math>
</file>